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1.462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356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4.182cm"/>
    </style:style>
    <style:style style:name="co11" style:family="table-column">
      <style:table-column-properties fo:break-before="auto" style:column-width="2.547cm"/>
    </style:style>
    <style:style style:name="co12" style:family="table-column">
      <style:table-column-properties fo:break-before="auto" style:column-width="2.037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1.25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1.542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1.861cm"/>
    </style:style>
    <style:style style:name="co25" style:family="table-column">
      <style:table-column-properties fo:break-before="auto" style:column-width="1.974cm"/>
    </style:style>
    <style:style style:name="co26" style:family="table-column">
      <style:table-column-properties fo:break-before="auto" style:column-width="2.064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2.223cm"/>
    </style:style>
    <style:style style:name="co29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 style:data-style-name="N2"/>
    <style:style style:name="ce8" style:family="table-cell" style:parent-style-name="Default">
      <style:text-properties style:text-underline-style="none"/>
    </style:style>
    <style:style style:name="ce9" style:family="table-cell" style:parent-style-name="Default" style:data-style-name="N1">
      <style:text-properties style:text-underline-style="none"/>
    </style:style>
    <style:style style:name="ce1" style:family="table-cell" style:parent-style-name="Default" style:data-style-name="N1"/>
    <style:style style:name="ce11" style:family="table-cell" style:parent-style-name="Default">
      <style:table-cell-properties fo:border="0.06pt solid #000000"/>
    </style:style>
    <style:style style:name="ce2" style:family="table-cell" style:parent-style-name="Default" style:data-style-name="N110"/>
    <style:style style:name="ce13" style:family="table-cell" style:parent-style-name="Default" style:data-style-name="N1">
      <style:table-cell-properties fo:border="0.06pt solid #000000"/>
    </style:style>
    <style:style style:name="ce14" style:family="table-cell" style:parent-style-name="Default" style:data-style-name="N108">
      <style:table-cell-properties fo:border="0.06pt solid #000000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7"/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e 5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6" table:number-columns-repeated="13" table:default-cell-style-name="Default"/>
        <table:table-column table:style-name="co5" table:default-cell-style-name="ce1"/>
        <table:table-column table:style-name="co17" table:default-cell-style-name="Default"/>
        <table:table-column table:style-name="co15" table:default-cell-style-name="ce4"/>
        <table:table-column table:style-name="co18" table:default-cell-style-name="Default"/>
        <table:table-column table:style-name="co15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5" table:default-cell-style-name="ce4"/>
        <table:table-column table:style-name="co23" table:default-cell-style-name="ce4"/>
        <table:table-column table:style-name="co15" table:number-columns-repeated="2" table:default-cell-style-name="ce4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office:value-type="float" office:value="476" calcext:value-type="float">
            <text:p>476</text:p>
          </table:table-cell>
          <table:table-cell office:value-type="float" office:value="612" calcext:value-type="float">
            <text:p>612</text:p>
          </table:table-cell>
          <table:table-cell office:value-type="float" office:value="748" calcext:value-type="float">
            <text:p>748</text:p>
          </table:table-cell>
          <table:table-cell office:value-type="float" office:value="816" calcext:value-type="float">
            <text:p>816</text:p>
          </table:table-cell>
          <table:table-cell office:value-type="float" office:value="952" calcext:value-type="float">
            <text:p>952</text:p>
          </table:table-cell>
          <table:table-cell office:value-type="float" office:value="1088" calcext:value-type="float">
            <text:p>1088</text:p>
          </table:table-cell>
          <table:table-cell office:value-type="float" office:value="1156" calcext:value-type="float">
            <text:p>1156</text:p>
          </table:table-cell>
          <table:table-cell office:value-type="float" office:value="1292" calcext:value-type="float">
            <text:p>1292</text:p>
          </table:table-cell>
          <table:table-cell office:value-type="float" office:value="1428" calcext:value-type="float">
            <text:p>1428</text:p>
          </table:table-cell>
          <table:table-cell office:value-type="float" office:value="1564" calcext:value-type="float">
            <text:p>1564</text:p>
          </table:table-cell>
          <table:table-cell office:value-type="float" office:value="1632" calcext:value-type="float">
            <text:p>1632</text:p>
          </table:table-cell>
          <table:table-cell office:value-type="float" office:value="1768" calcext:value-type="float">
            <text:p>1768</text:p>
          </table:table-cell>
          <table:table-cell office:value-type="float" office:value="1904" calcext:value-type="float">
            <text:p>1904</text:p>
          </table:table-cell>
          <table:table-cell office:value-type="float" office:value="1972" calcext:value-type="float">
            <text:p>1972</text:p>
          </table:table-cell>
          <table:table-cell office:value-type="float" office:value="2108" calcext:value-type="float">
            <text:p>2108</text:p>
          </table:table-cell>
          <table:table-cell office:value-type="float" office:value="2244" calcext:value-type="float">
            <text:p>2244</text:p>
          </table:table-cell>
          <table:table-cell office:value-type="float" office:value="2380" calcext:value-type="float">
            <text:p>2380</text:p>
          </table:table-cell>
          <table:table-cell office:value-type="float" office:value="2448" calcext:value-type="float">
            <text:p>2448</text:p>
          </table:table-cell>
          <table:table-cell office:value-type="float" office:value="2584" calcext:value-type="float">
            <text:p>2584</text:p>
          </table:table-cell>
          <table:table-cell office:value-type="float" office:value="2720" calcext:value-type="float">
            <text:p>2720</text:p>
          </table:table-cell>
          <table:table-cell office:value-type="float" office:value="2788" calcext:value-type="float">
            <text:p>2788</text:p>
          </table:table-cell>
          <table:table-cell office:value-type="float" office:value="2924" calcext:value-type="float">
            <text:p>2924</text:p>
          </table:table-cell>
          <table:table-cell office:value-type="float" office:value="3060" calcext:value-type="float">
            <text:p>3060</text:p>
          </table:table-cell>
          <table:table-cell office:value-type="float" office:value="3196" calcext:value-type="float">
            <text:p>3196</text:p>
          </table:table-cell>
          <table:table-cell office:value-type="float" office:value="3264" calcext:value-type="float">
            <text:p>3264</text:p>
          </table:table-cell>
          <table:table-cell office:value-type="float" office:value="3400" calcext:value-type="float">
            <text:p>3400</text:p>
          </table:table-cell>
          <table:table-cell office:value-type="float" office:value="3536" calcext:value-type="float">
            <text:p>3536</text:p>
          </table:table-cell>
          <table:table-cell office:value-type="float" office:value="3604" calcext:value-type="float">
            <text:p>3604</text:p>
          </table:table-cell>
          <table:table-cell office:value-type="float" office:value="3740" calcext:value-type="float">
            <text:p>3740</text:p>
          </table:table-cell>
          <table:table-cell office:value-type="float" office:value="3876" calcext:value-type="float">
            <text:p>3876</text:p>
          </table:table-cell>
          <table:table-cell office:value-type="float" office:value="4080" calcext:value-type="float">
            <text:p>4080</text:p>
          </table:table-cell>
          <table:table-cell table:number-columns-repeated="11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BSP</text:p>
          </table:table-cell>
          <table:table-cell table:number-columns-repeated="2"/>
          <table:table-cell table:style-name="ce4"/>
          <table:table-cell/>
          <table:table-cell table:style-name="ce4" table:number-columns-repeated="4"/>
          <table:table-cell table:style-name="ce22"/>
          <table:table-cell table:style-name="ce4" table:number-columns-repeated="4"/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2 til 9V</text:p>
          </table:table-cell>
          <table:table-cell office:value-type="string" calcext:value-type="string">
            <text:p>delta</text:p>
          </table:table-cell>
          <table:table-cell table:style-name="ce4" table:formula="of:=9-2" office:value-type="float" office:value="7" calcext:value-type="float">
            <text:p>7</text:p>
          </table:table-cell>
          <table:table-cell table:style-name="ce5"/>
          <table:table-cell table:style-name="ce4" table:number-columns-repeated="10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Gate</text:p>
          </table:table-cell>
          <table:table-cell table:style-name="ce1" office:value-type="string" calcext:value-type="string">
            <text:p>0 til 12,5V</text:p>
          </table:table-cell>
          <table:table-cell/>
          <table:table-cell table:style-name="ce4"/>
          <table:table-cell/>
          <table:table-cell table:style-name="ce4" table:number-columns-repeated="11"/>
          <table:table-cell table:number-columns-repeated="28"/>
        </table:table-row>
        <table:table-row table:style-name="ro1">
          <table:table-cell table:number-columns-repeated="3"/>
          <table:table-cell table:style-name="ce1"/>
          <table:table-cell/>
          <table:table-cell table:style-name="ce4"/>
          <table:table-cell/>
          <table:table-cell table:style-name="ce4" table:number-columns-repeated="12"/>
          <table:table-cell table:number-columns-repeated="27"/>
        </table:table-row>
        <table:table-row table:style-name="ro1">
          <table:table-cell table:number-columns-repeated="3"/>
          <table:table-cell table:style-name="ce1" table:formula="of:=(2^12)-1" office:value-type="float" office:value="4095" calcext:value-type="float">
            <text:p>4095</text:p>
          </table:table-cell>
          <table:table-cell/>
          <table:table-cell table:style-name="ce4"/>
          <table:table-cell/>
          <table:table-cell table:style-name="ce4" table:number-columns-repeated="3"/>
          <table:table-cell table:style-name="ce21"/>
          <table:table-cell table:style-name="ce4" table:number-columns-repeated="3"/>
          <table:table-cell table:style-name="ce22"/>
          <table:table-cell table:style-name="ce4" table:number-columns-repeated="5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5V</text:p>
          </table:table-cell>
          <table:table-cell table:style-name="ce1" office:value-type="float" office:value="4095" calcext:value-type="float">
            <text:p>4095</text:p>
          </table:table-cell>
          <table:table-cell/>
          <table:table-cell table:style-name="ce4"/>
          <table:table-cell/>
          <table:table-cell table:style-name="ce4" table:number-columns-repeated="3"/>
          <table:table-cell table:style-name="ce21"/>
          <table:table-cell table:style-name="ce4" table:number-columns-repeated="3"/>
          <table:table-cell table:style-name="ce22"/>
          <table:table-cell table:style-name="ce4" table:number-columns-repeated="5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1V</text:p>
          </table:table-cell>
          <table:table-cell table:style-name="ce1" table:formula="of:=[.D8]/5" office:value-type="float" office:value="819" calcext:value-type="float">
            <text:p>819</text:p>
          </table:table-cell>
          <table:table-cell/>
          <table:table-cell table:style-name="ce4"/>
          <table:table-cell table:style-name="ce6"/>
          <table:table-cell table:style-name="ce4" table:number-columns-repeated="13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number-columns-repeated="3"/>
          <table:table-cell table:style-name="ce1" table:formula="of:=[.D9]/12" office:value-type="float" office:value="68.25" calcext:value-type="float">
            <text:p>68</text:p>
          </table:table-cell>
          <table:table-cell/>
          <table:table-cell table:style-name="ce4"/>
          <table:table-cell/>
          <table:table-cell table:style-name="ce4" table:number-columns-repeated="7"/>
          <table:table-cell table:style-name="ce6" table:number-columns-repeated="2"/>
          <table:table-cell table:style-name="ce4" table:number-columns-repeated="4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bit</text:p>
          </table:table-cell>
          <table:table-cell table:style-name="ce2" table:formula="of:=5/[.D8]" office:value-type="float" office:value="0.00122100122100122" calcext:value-type="float">
            <text:p>0,00122</text:p>
          </table:table-cell>
          <table:table-cell/>
          <table:table-cell table:style-name="ce4"/>
          <table:table-cell/>
          <table:table-cell table:style-name="ce4"/>
          <table:table-cell table:style-name="ce7"/>
          <table:table-cell table:style-name="ce4" table:number-columns-repeated="11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number-columns-repeated="3"/>
          <table:table-cell table:style-name="ce1"/>
          <table:table-cell/>
          <table:table-cell table:style-name="ce4"/>
          <table:table-cell/>
          <table:table-cell table:style-name="ce4" office:value-type="string" calcext:value-type="string">
            <text:p>C</text:p>
          </table:table-cell>
          <table:table-cell table:style-name="ce4" table:number-columns-repeated="6"/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#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4"/>
          <table:table-cell table:style-name="ce4" office:value-type="string" calcext:value-type="string">
            <text:p>Output [V]</text:p>
          </table:table-cell>
          <table:table-cell table:style-name="ce4" office:value-type="string" calcext:value-type="string">
            <text:p>Major </text:p>
          </table:table-cell>
          <table:table-cell table:style-name="ce4" office:value-type="string" calcext:value-type="string">
            <text:p>Major pentatonic</text:p>
          </table:table-cell>
          <table:table-cell table:style-name="ce4" office:value-type="string" calcext:value-type="string">
            <text:p>Major pentatonic + 7(B)</text:p>
          </table:table-cell>
          <table:table-cell table:style-name="ce4" office:value-type="string" calcext:value-type="string">
            <text:p>Natural minor</text:p>
          </table:table-cell>
          <table:table-cell table:style-name="ce4" office:value-type="string" calcext:value-type="string">
            <text:p>Minor pentatonic</text:p>
          </table:table-cell>
          <table:table-cell table:style-name="ce4" office:value-type="string" calcext:value-type="string">
            <text:p>Chromatic</text:p>
          </table:table-cell>
          <table:table-cell table:style-name="ce4" office:value-type="string" calcext:value-type="string">
            <text:p>Octave</text:p>
          </table:table-cell>
          <table:table-cell table:number-columns-repeated="6" table:style-name="ce4" office:value-type="string" calcext:value-type="string">
            <text:p>Major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37" table:formula="of:=[.B14]/2" office:value-type="float" office:value="8.53333333333333" calcext:value-type="float">
            <text:p>8,53</text:p>
          </table:table-cell>
          <table:table-cell table:style-name="ce37" table:formula="of:=(1024/5)/12" office:value-type="float" office:value="17.0666666666667" calcext:value-type="float">
            <text:p>17,07</text:p>
          </table:table-cell>
          <table:table-cell/>
          <table:table-cell table:style-name="ce1"/>
          <table:table-cell/>
          <table:table-cell table:style-name="ce4"/>
          <table:table-cell/>
          <table:table-cell table:style-name="ce4" table:number-columns-repeated="13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" table:formula="of:=[.C15]*[.$B$14]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[.C15]*[.$D$10]" office:value-type="float" office:value="0" calcext:value-type="float">
            <text:p>0</text:p>
          </table:table-cell>
          <table:table-cell table:style-name="ce14" table:formula="of:=[.D15]*[.$D$11]" office:value-type="float" office:value="0" calcext:value-type="float">
            <text:p>0,000</text:p>
          </table:table-cell>
          <table:table-cell table:style-name="ce17" office:value-type="string" calcext:value-type="string">
            <text:p>C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16]*[.$B$14])-[.$A$14]" office:value-type="float" office:value="8.53333333333333" calcext:value-type="float">
            <text:p>9</text:p>
          </table:table-cell>
          <table:table-cell table:style-name="ce1" table:formula="of:=[.C16]*[.$B$14]" office:value-type="float" office:value="17.066666666666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3" table:formula="of:=[.C16]*[.$D$10]" office:value-type="float" office:value="68.25" calcext:value-type="float">
            <text:p>68</text:p>
          </table:table-cell>
          <table:table-cell table:style-name="ce14" table:formula="of:=[.D16]*[.$D$11]" office:value-type="float" office:value="0.0833333333333333" calcext:value-type="float">
            <text:p>0,083</text:p>
          </table:table-cell>
          <table:table-cell table:style-name="ce17" office:value-type="string" calcext:value-type="string">
            <text:p>C#</text:p>
          </table:table-cell>
          <table:table-cell table:style-name="ce11" office:value-type="float" office:value="0.8" calcext:value-type="float">
            <text:p>0,8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17]*[.$B$14])-[.$A$14]" office:value-type="float" office:value="25.6" calcext:value-type="float">
            <text:p>26</text:p>
          </table:table-cell>
          <table:table-cell table:style-name="ce1" table:formula="of:=[.C17]*[.$B$14]" office:value-type="float" office:value="34.1333333333333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.C17]*[.$D$10]" office:value-type="float" office:value="136.5" calcext:value-type="float">
            <text:p>137</text:p>
          </table:table-cell>
          <table:table-cell table:style-name="ce14" table:formula="of:=[.D17]*[.$D$11]" office:value-type="float" office:value="0.166666666666667" calcext:value-type="float">
            <text:p>0,167</text:p>
          </table:table-cell>
          <table:table-cell table:style-name="ce17" office:value-type="string" calcext:value-type="string">
            <text:p>D</text:p>
          </table:table-cell>
          <table:table-cell table:style-name="ce11" office:value-type="float" office:value="0.17" calcext:value-type="float">
            <text:p>0,17</text:p>
          </table:table-cell>
          <table:table-cell table:number-columns-repeated="4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18]*[.$B$14])-[.$A$14]" office:value-type="float" office:value="42.6666666666667" calcext:value-type="float">
            <text:p>43</text:p>
          </table:table-cell>
          <table:table-cell table:style-name="ce1" table:formula="of:=[.C18]*[.$B$14]" office:value-type="float" office:value="51.2" calcext:value-type="float">
            <text:p>51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[.C18]*[.$D$10]" office:value-type="float" office:value="204.75" calcext:value-type="float">
            <text:p>205</text:p>
          </table:table-cell>
          <table:table-cell table:style-name="ce14" table:formula="of:=[.D18]*[.$D$11]" office:value-type="float" office:value="0.25" calcext:value-type="float">
            <text:p>0,250</text:p>
          </table:table-cell>
          <table:table-cell table:style-name="ce17" office:value-type="string" calcext:value-type="string">
            <text:p>D#</text:p>
          </table:table-cell>
          <table:table-cell table:style-name="ce11" office:value-type="float" office:value="0.25" calcext:value-type="float">
            <text:p>0,25</text:p>
          </table:table-cell>
          <table:table-cell table:style-name="ce17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19]*[.$B$14])-[.$A$14]" office:value-type="float" office:value="59.7333333333333" calcext:value-type="float">
            <text:p>60</text:p>
          </table:table-cell>
          <table:table-cell table:style-name="ce1" table:formula="of:=[.C19]*[.$B$14]" office:value-type="float" office:value="68.2666666666667" calcext:value-type="float">
            <text:p>68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[.C19]*[.$D$10]" office:value-type="float" office:value="273" calcext:value-type="float">
            <text:p>273</text:p>
          </table:table-cell>
          <table:table-cell table:style-name="ce14" table:formula="of:=[.D19]*[.$D$11]" office:value-type="float" office:value="0.333333333333333" calcext:value-type="float">
            <text:p>0,333</text:p>
          </table:table-cell>
          <table:table-cell table:style-name="ce17" office:value-type="string" calcext:value-type="string">
            <text:p>E</text:p>
          </table:table-cell>
          <table:table-cell table:style-name="ce11" office:value-type="float" office:value="0.33" calcext:value-type="float">
            <text:p>0,33</text:p>
          </table:table-cell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0]*[.$B$14])-[.$A$14]" office:value-type="float" office:value="76.8" calcext:value-type="float">
            <text:p>77</text:p>
          </table:table-cell>
          <table:table-cell table:style-name="ce1" table:formula="of:=[.C20]*[.$B$14]" office:value-type="float" office:value="85.3333333333333" calcext:value-type="float">
            <text:p>85</text:p>
          </table:table-cell>
          <table:table-cell table:style-name="ce11" office:value-type="float" office:value="5" calcext:value-type="float">
            <text:p>5</text:p>
          </table:table-cell>
          <table:table-cell table:style-name="ce13" table:formula="of:=[.C20]*[.$D$10]" office:value-type="float" office:value="341.25" calcext:value-type="float">
            <text:p>341</text:p>
          </table:table-cell>
          <table:table-cell table:style-name="ce14" table:formula="of:=[.D20]*[.$D$11]" office:value-type="float" office:value="0.416666666666667" calcext:value-type="float">
            <text:p>0,417</text:p>
          </table:table-cell>
          <table:table-cell table:style-name="ce17" office:value-type="string" calcext:value-type="string">
            <text:p>F</text:p>
          </table:table-cell>
          <table:table-cell table:style-name="ce11" office:value-type="float" office:value="0.42" calcext:value-type="float">
            <text:p>0,42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3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1]*[.$B$14])-[.$A$14]" office:value-type="float" office:value="93.8666666666667" calcext:value-type="float">
            <text:p>94</text:p>
          </table:table-cell>
          <table:table-cell table:style-name="ce1" table:formula="of:=[.C21]*[.$B$14]" office:value-type="float" office:value="102.4" calcext:value-type="float">
            <text:p>102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.C21]*[.$D$10]" office:value-type="float" office:value="409.5" calcext:value-type="float">
            <text:p>410</text:p>
          </table:table-cell>
          <table:table-cell table:style-name="ce14" table:formula="of:=[.D21]*[.$D$11]" office:value-type="float" office:value="0.5" calcext:value-type="float">
            <text:p>0,500</text:p>
          </table:table-cell>
          <table:table-cell table:style-name="ce17" office:value-type="string" calcext:value-type="string">
            <text:p>F#</text:p>
          </table:table-cell>
          <table:table-cell table:style-name="ce11" office:value-type="float" office:value="0.5" calcext:value-type="float">
            <text:p>0,5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2]*[.$B$14])-[.$A$14]" office:value-type="float" office:value="110.933333333333" calcext:value-type="float">
            <text:p>111</text:p>
          </table:table-cell>
          <table:table-cell table:style-name="ce1" table:formula="of:=[.C22]*[.$B$14]" office:value-type="float" office:value="119.466666666667" calcext:value-type="float">
            <text:p>119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.C22]*[.$D$10]" office:value-type="float" office:value="477.75" calcext:value-type="float">
            <text:p>478</text:p>
          </table:table-cell>
          <table:table-cell table:style-name="ce14" table:formula="of:=[.D22]*[.$D$11]" office:value-type="float" office:value="0.583333333333333" calcext:value-type="float">
            <text:p>0,583</text:p>
          </table:table-cell>
          <table:table-cell table:style-name="ce17" office:value-type="string" calcext:value-type="string">
            <text:p>G</text:p>
          </table:table-cell>
          <table:table-cell table:style-name="ce11" office:value-type="float" office:value="0.58" calcext:value-type="float">
            <text:p>0,58</text:p>
          </table:table-cell>
          <table:table-cell table:number-columns-repeated="6"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3]*[.$B$14])-[.$A$14]" office:value-type="float" office:value="128" calcext:value-type="float">
            <text:p>128</text:p>
          </table:table-cell>
          <table:table-cell table:style-name="ce1" table:formula="of:=[.C23]*[.$B$14]" office:value-type="float" office:value="136.533333333333" calcext:value-type="float">
            <text:p>137</text:p>
          </table:table-cell>
          <table:table-cell table:style-name="ce11" office:value-type="float" office:value="8" calcext:value-type="float">
            <text:p>8</text:p>
          </table:table-cell>
          <table:table-cell table:style-name="ce13" table:formula="of:=[.C23]*[.$D$10]" office:value-type="float" office:value="546" calcext:value-type="float">
            <text:p>546</text:p>
          </table:table-cell>
          <table:table-cell table:style-name="ce14" table:formula="of:=[.D23]*[.$D$11]" office:value-type="float" office:value="0.666666666666667" calcext:value-type="float">
            <text:p>0,667</text:p>
          </table:table-cell>
          <table:table-cell table:style-name="ce17" office:value-type="string" calcext:value-type="string">
            <text:p>G#</text:p>
          </table:table-cell>
          <table:table-cell table:style-name="ce11" office:value-type="float" office:value="0.67" calcext:value-type="float">
            <text:p>0,67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4]*[.$B$14])-[.$A$14]" office:value-type="float" office:value="145.066666666667" calcext:value-type="float">
            <text:p>145</text:p>
          </table:table-cell>
          <table:table-cell table:style-name="ce1" table:formula="of:=[.C24]*[.$B$14]" office:value-type="float" office:value="153.6" calcext:value-type="float">
            <text:p>154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formula="of:=[.C24]*[.$D$10]" office:value-type="float" office:value="614.25" calcext:value-type="float">
            <text:p>614</text:p>
          </table:table-cell>
          <table:table-cell table:style-name="ce14" table:formula="of:=[.D24]*[.$D$11]" office:value-type="float" office:value="0.75" calcext:value-type="float">
            <text:p>0,750</text:p>
          </table:table-cell>
          <table:table-cell table:style-name="ce17" office:value-type="string" calcext:value-type="string">
            <text:p>A</text:p>
          </table:table-cell>
          <table:table-cell table:style-name="ce11" office:value-type="float" office:value="0.75" calcext:value-type="float">
            <text:p>0,75</text:p>
          </table:table-cell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5]*[.$B$14])-[.$A$14]" office:value-type="float" office:value="162.133333333333" calcext:value-type="float">
            <text:p>162</text:p>
          </table:table-cell>
          <table:table-cell table:style-name="ce1" table:formula="of:=[.C25]*[.$B$14]" office:value-type="float" office:value="170.666666666667" calcext:value-type="float">
            <text:p>171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.C25]*[.$D$10]" office:value-type="float" office:value="682.5" calcext:value-type="float">
            <text:p>683</text:p>
          </table:table-cell>
          <table:table-cell table:style-name="ce14" table:formula="of:=[.D25]*[.$D$11]" office:value-type="float" office:value="0.833333333333333" calcext:value-type="float">
            <text:p>0,833</text:p>
          </table:table-cell>
          <table:table-cell table:style-name="ce17" office:value-type="string" calcext:value-type="string">
            <text:p>A#</text:p>
          </table:table-cell>
          <table:table-cell table:style-name="ce11" office:value-type="float" office:value="0.84" calcext:value-type="float">
            <text:p>0,84</text:p>
          </table:table-cell>
          <table:table-cell table:style-name="ce17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6]*[.$B$14])-[.$A$14]" office:value-type="float" office:value="179.2" calcext:value-type="float">
            <text:p>179</text:p>
          </table:table-cell>
          <table:table-cell table:style-name="ce1" table:formula="of:=[.C26]*[.$B$14]" office:value-type="float" office:value="187.733333333333" calcext:value-type="float">
            <text:p>188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.C26]*[.$D$10]" office:value-type="float" office:value="750.75" calcext:value-type="float">
            <text:p>751</text:p>
          </table:table-cell>
          <table:table-cell table:style-name="ce14" table:formula="of:=[.D26]*[.$D$11]" office:value-type="float" office:value="0.916666666666667" calcext:value-type="float">
            <text:p>0,917</text:p>
          </table:table-cell>
          <table:table-cell table:style-name="ce17" office:value-type="string" calcext:value-type="string">
            <text:p>B</text:p>
          </table:table-cell>
          <table:table-cell table:style-name="ce11" office:value-type="float" office:value="0.92" calcext:value-type="float">
            <text:p>0,92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7]*[.$B$14])-[.$A$14]" office:value-type="float" office:value="196.266666666667" calcext:value-type="float">
            <text:p>196</text:p>
          </table:table-cell>
          <table:table-cell table:style-name="ce1" table:formula="of:=[.C27]*[.$B$14]" office:value-type="float" office:value="204.8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table:style-name="ce1" table:formula="of:=[.C27]*[.$D$10]" office:value-type="float" office:value="819" calcext:value-type="float">
            <text:p>819</text:p>
          </table:table-cell>
          <table:table-cell table:style-name="ce3" table:formula="of:=[.D27]*[.$D$11]" office:value-type="float" office:value="1" calcext:value-type="float">
            <text:p>1,000</text:p>
          </table:table-cell>
          <table:table-cell table:style-name="ce4" office:value-type="string" calcext:value-type="string">
            <text:p>C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table:number-columns-repeated="6"/>
          <table:table-cell table:style-name="ce4" office:value-type="string" calcext:value-type="string">
            <text:p>z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8]*[.$B$14])-[.$A$14]" office:value-type="float" office:value="213.333333333333" calcext:value-type="float">
            <text:p>213</text:p>
          </table:table-cell>
          <table:table-cell table:style-name="ce1" table:formula="of:=[.C28]*[.$B$14]" office:value-type="float" office:value="221.866666666667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table:style-name="ce1" table:formula="of:=[.C28]*[.$D$10]" office:value-type="float" office:value="887.25" calcext:value-type="float">
            <text:p>887</text:p>
          </table:table-cell>
          <table:table-cell table:style-name="ce3" table:formula="of:=[.D28]*[.$D$11]" office:value-type="float" office:value="1.08333333333333" calcext:value-type="float">
            <text:p>1,083</text:p>
          </table:table-cell>
          <table:table-cell table:style-name="ce4" office:value-type="string" calcext:value-type="string">
            <text:p>C#</text:p>
          </table:table-cell>
          <table:table-cell/>
          <table:table-cell table:style-name="ce4" table:number-columns-repeated="7"/>
          <table:table-cell table:number-columns-repeated="2" table:style-name="ce4" office:value-type="string" calcext:value-type="string">
            <text:p>z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29]*[.$B$14])-[.$A$14]" office:value-type="float" office:value="230.4" calcext:value-type="float">
            <text:p>230</text:p>
          </table:table-cell>
          <table:table-cell table:style-name="ce1" table:formula="of:=[.C29]*[.$B$14]" office:value-type="float" office:value="238.933333333333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style-name="ce1" table:formula="of:=[.C29]*[.$D$10]" office:value-type="float" office:value="955.5" calcext:value-type="float">
            <text:p>956</text:p>
          </table:table-cell>
          <table:table-cell table:style-name="ce3" table:formula="of:=[.D29]*[.$D$11]" office:value-type="float" office:value="1.16666666666667" calcext:value-type="float">
            <text:p>1,167</text:p>
          </table:table-cell>
          <table:table-cell table:style-name="ce4" office:value-type="string" calcext:value-type="string">
            <text:p>D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table:number-columns-repeated="7"/>
          <table:table-cell table:style-name="ce4" office:value-type="string" calcext:value-type="string">
            <text:p>z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0]*[.$B$14])-[.$A$14]" office:value-type="float" office:value="247.466666666667" calcext:value-type="float">
            <text:p>247</text:p>
          </table:table-cell>
          <table:table-cell table:style-name="ce1" table:formula="of:=[.C30]*[.$B$14]"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style-name="ce1" table:formula="of:=[.C30]*[.$D$10]" office:value-type="float" office:value="1023.75" calcext:value-type="float">
            <text:p>1024</text:p>
          </table:table-cell>
          <table:table-cell table:style-name="ce3" table:formula="of:=[.D30]*[.$D$11]" office:value-type="float" office:value="1.25" calcext:value-type="float">
            <text:p>1,250</text:p>
          </table:table-cell>
          <table:table-cell table:style-name="ce4" office:value-type="string" calcext:value-type="string">
            <text:p>D#</text:p>
          </table:table-cell>
          <table:table-cell/>
          <table:table-cell table:style-name="ce4" table:number-columns-repeated="12"/>
          <table:table-cell table:style-name="ce4" office:value-type="string" calcext:value-type="string">
            <text:p>x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1]*[.$B$14])-[.$A$14]" office:value-type="float" office:value="264.533333333333" calcext:value-type="float">
            <text:p>265</text:p>
          </table:table-cell>
          <table:table-cell table:style-name="ce1" table:formula="of:=[.C31]*[.$B$14]" office:value-type="float" office:value="273.066666666667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table:style-name="ce1" table:formula="of:=[.C31]*[.$D$10]" office:value-type="float" office:value="1092" calcext:value-type="float">
            <text:p>1092</text:p>
          </table:table-cell>
          <table:table-cell table:style-name="ce3" table:formula="of:=[.D31]*[.$D$11]" office:value-type="float" office:value="1.33333333333333" calcext:value-type="float">
            <text:p>1,333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table:number-columns-repeated="9"/>
          <table:table-cell/>
          <table:table-cell table:style-name="ce4" table:number-columns-repeated="2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2]*[.$B$14])-[.$A$14]" office:value-type="float" office:value="281.6" calcext:value-type="float">
            <text:p>282</text:p>
          </table:table-cell>
          <table:table-cell table:style-name="ce1" table:formula="of:=[.C32]*[.$B$14]" office:value-type="float" office:value="290.133333333333" calcext:value-type="float">
            <text:p>290</text:p>
          </table:table-cell>
          <table:table-cell office:value-type="float" office:value="17" calcext:value-type="float">
            <text:p>17</text:p>
          </table:table-cell>
          <table:table-cell table:style-name="ce1" table:formula="of:=[.C32]*[.$D$10]" office:value-type="float" office:value="1160.25" calcext:value-type="float">
            <text:p>1160</text:p>
          </table:table-cell>
          <table:table-cell table:style-name="ce3" table:formula="of:=[.D32]*[.$D$11]" office:value-type="float" office:value="1.41666666666667" calcext:value-type="float">
            <text:p>1,417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2"/>
          <table:table-cell table:style-name="ce4"/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3]*[.$B$14])-[.$A$14]" office:value-type="float" office:value="298.666666666667" calcext:value-type="float">
            <text:p>299</text:p>
          </table:table-cell>
          <table:table-cell table:style-name="ce1" table:formula="of:=[.C33]*[.$B$14]" office:value-type="float" office:value="307.2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table:style-name="ce1" table:formula="of:=[.C33]*[.$D$10]" office:value-type="float" office:value="1228.5" calcext:value-type="float">
            <text:p>1229</text:p>
          </table:table-cell>
          <table:table-cell table:style-name="ce3" table:formula="of:=[.D33]*[.$D$11]" office:value-type="float" office:value="1.5" calcext:value-type="float">
            <text:p>1,500</text:p>
          </table:table-cell>
          <table:table-cell table:style-name="ce4" office:value-type="string" calcext:value-type="string">
            <text:p>F#</text:p>
          </table:table-cell>
          <table:table-cell/>
          <table:table-cell table:style-name="ce4" table:number-columns-repeated="10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4]*[.$B$14])-[.$A$14]" office:value-type="float" office:value="315.733333333333" calcext:value-type="float">
            <text:p>316</text:p>
          </table:table-cell>
          <table:table-cell table:style-name="ce1" table:formula="of:=[.C34]*[.$B$14]" office:value-type="float" office:value="324.266666666667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table:style-name="ce1" table:formula="of:=[.C34]*[.$D$10]" office:value-type="float" office:value="1296.75" calcext:value-type="float">
            <text:p>1297</text:p>
          </table:table-cell>
          <table:table-cell table:style-name="ce3" table:formula="of:=[.D34]*[.$D$11]" office:value-type="float" office:value="1.58333333333333" calcext:value-type="float">
            <text:p>1,583</text:p>
          </table:table-cell>
          <table:table-cell table:style-name="ce4" office:value-type="string" calcext:value-type="string">
            <text:p>G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5]*[.$B$14])-[.$A$14]" office:value-type="float" office:value="332.8" calcext:value-type="float">
            <text:p>333</text:p>
          </table:table-cell>
          <table:table-cell table:style-name="ce1" table:formula="of:=[.C35]*[.$B$14]" office:value-type="float" office:value="341.333333333333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style-name="ce1" table:formula="of:=[.C35]*[.$D$10]" office:value-type="float" office:value="1365" calcext:value-type="float">
            <text:p>1365</text:p>
          </table:table-cell>
          <table:table-cell table:style-name="ce3" table:formula="of:=[.D35]*[.$D$11]" office:value-type="float" office:value="1.66666666666667" calcext:value-type="float">
            <text:p>1,667</text:p>
          </table:table-cell>
          <table:table-cell table:style-name="ce4" office:value-type="string" calcext:value-type="string">
            <text:p>G#</text:p>
          </table:table-cell>
          <table:table-cell/>
          <table:table-cell table:style-name="ce4" table:number-columns-repeated="10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6]*[.$B$14])-[.$A$14]" office:value-type="float" office:value="349.866666666667" calcext:value-type="float">
            <text:p>350</text:p>
          </table:table-cell>
          <table:table-cell table:style-name="ce1" table:formula="of:=[.C36]*[.$B$14]" office:value-type="float" office:value="358.4" calcext:value-type="float">
            <text:p>358</text:p>
          </table:table-cell>
          <table:table-cell office:value-type="float" office:value="21" calcext:value-type="float">
            <text:p>21</text:p>
          </table:table-cell>
          <table:table-cell table:style-name="ce1" table:formula="of:=[.C36]*[.$D$10]" office:value-type="float" office:value="1433.25" calcext:value-type="float">
            <text:p>1433</text:p>
          </table:table-cell>
          <table:table-cell table:style-name="ce3" table:formula="of:=[.D36]*[.$D$11]" office:value-type="float" office:value="1.75" calcext:value-type="float">
            <text:p>1,750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7]*[.$B$14])-[.$A$14]" office:value-type="float" office:value="366.933333333333" calcext:value-type="float">
            <text:p>367</text:p>
          </table:table-cell>
          <table:table-cell table:style-name="ce1" table:formula="of:=[.C37]*[.$B$14]" office:value-type="float" office:value="375.466666666667" calcext:value-type="float">
            <text:p>375</text:p>
          </table:table-cell>
          <table:table-cell office:value-type="float" office:value="22" calcext:value-type="float">
            <text:p>22</text:p>
          </table:table-cell>
          <table:table-cell table:style-name="ce1" table:formula="of:=[.C37]*[.$D$10]" office:value-type="float" office:value="1501.5" calcext:value-type="float">
            <text:p>1502</text:p>
          </table:table-cell>
          <table:table-cell table:style-name="ce3" table:formula="of:=[.D37]*[.$D$11]" office:value-type="float" office:value="1.83333333333333" calcext:value-type="float">
            <text:p>1,833</text:p>
          </table:table-cell>
          <table:table-cell table:style-name="ce4" office:value-type="string" calcext:value-type="string">
            <text:p>A#</text:p>
          </table:table-cell>
          <table:table-cell/>
          <table:table-cell table:style-name="ce4" table:number-columns-repeated="10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8]*[.$B$14])-[.$A$14]" office:value-type="float" office:value="384" calcext:value-type="float">
            <text:p>384</text:p>
          </table:table-cell>
          <table:table-cell table:style-name="ce1" table:formula="of:=[.C38]*[.$B$14]" office:value-type="float" office:value="392.533333333333" calcext:value-type="float">
            <text:p>393</text:p>
          </table:table-cell>
          <table:table-cell office:value-type="float" office:value="23" calcext:value-type="float">
            <text:p>23</text:p>
          </table:table-cell>
          <table:table-cell table:style-name="ce1" table:formula="of:=[.C38]*[.$D$10]" office:value-type="float" office:value="1569.75" calcext:value-type="float">
            <text:p>1570</text:p>
          </table:table-cell>
          <table:table-cell table:style-name="ce3" table:formula="of:=[.D38]*[.$D$11]" office:value-type="float" office:value="1.91666666666667" calcext:value-type="float">
            <text:p>1,917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39]*[.$B$14])-[.$A$14]" office:value-type="float" office:value="401.066666666667" calcext:value-type="float">
            <text:p>401</text:p>
          </table:table-cell>
          <table:table-cell table:style-name="ce1" table:formula="of:=[.C39]*[.$B$14]" office:value-type="float" office:value="409.6" calcext:value-type="float">
            <text:p>410</text:p>
          </table:table-cell>
          <table:table-cell office:value-type="float" office:value="24" calcext:value-type="float">
            <text:p>24</text:p>
          </table:table-cell>
          <table:table-cell table:style-name="ce1" table:formula="of:=[.C39]*[.$D$10]" office:value-type="float" office:value="1638" calcext:value-type="float">
            <text:p>1638</text:p>
          </table:table-cell>
          <table:table-cell table:style-name="ce3" table:formula="of:=[.D39]*[.$D$11]" office:value-type="float" office:value="2" calcext:value-type="float">
            <text:p>2,000</text:p>
          </table:table-cell>
          <table:table-cell table:style-name="ce4" office:value-type="string" calcext:value-type="string">
            <text:p>C</text:p>
          </table:table-cell>
          <table:table-cell/>
          <table:table-cell table:style-name="ce4" table:number-columns-repeated="10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0]*[.$B$14])-[.$A$14]" office:value-type="float" office:value="418.133333333333" calcext:value-type="float">
            <text:p>418</text:p>
          </table:table-cell>
          <table:table-cell table:style-name="ce1" table:formula="of:=[.C40]*[.$B$14]" office:value-type="float" office:value="426.666666666667" calcext:value-type="float">
            <text:p>427</text:p>
          </table:table-cell>
          <table:table-cell office:value-type="float" office:value="25" calcext:value-type="float">
            <text:p>25</text:p>
          </table:table-cell>
          <table:table-cell table:style-name="ce1" table:formula="of:=[.C40]*[.$D$10]" office:value-type="float" office:value="1706.25" calcext:value-type="float">
            <text:p>1706</text:p>
          </table:table-cell>
          <table:table-cell table:style-name="ce3" table:formula="of:=[.D40]*[.$D$11]" office:value-type="float" office:value="2.08333333333333" calcext:value-type="float">
            <text:p>2,083</text:p>
          </table:table-cell>
          <table:table-cell table:style-name="ce4" office:value-type="string" calcext:value-type="string">
            <text:p>C#</text:p>
          </table:table-cell>
          <table:table-cell/>
          <table:table-cell table:style-name="ce4" table:number-columns-repeated="10"/>
          <table:table-cell table:number-columns-repeated="16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1]*[.$B$14])-[.$A$14]" office:value-type="float" office:value="435.2" calcext:value-type="float">
            <text:p>435</text:p>
          </table:table-cell>
          <table:table-cell table:style-name="ce1" table:formula="of:=[.C41]*[.$B$14]" office:value-type="float" office:value="443.733333333333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table:style-name="ce1" table:formula="of:=[.C41]*[.$D$10]" office:value-type="float" office:value="1774.5" calcext:value-type="float">
            <text:p>1775</text:p>
          </table:table-cell>
          <table:table-cell table:style-name="ce3" table:formula="of:=[.D41]*[.$D$11]" office:value-type="float" office:value="2.16666666666667" calcext:value-type="float">
            <text:p>2,167</text:p>
          </table:table-cell>
          <table:table-cell table:style-name="ce4" office:value-type="string" calcext:value-type="string">
            <text:p>D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2]*[.$B$14])-[.$A$14]" office:value-type="float" office:value="452.266666666667" calcext:value-type="float">
            <text:p>452</text:p>
          </table:table-cell>
          <table:table-cell table:style-name="ce1" table:formula="of:=[.C42]*[.$B$14]" office:value-type="float" office:value="460.8" calcext:value-type="float">
            <text:p>461</text:p>
          </table:table-cell>
          <table:table-cell office:value-type="float" office:value="27" calcext:value-type="float">
            <text:p>27</text:p>
          </table:table-cell>
          <table:table-cell table:style-name="ce1" table:formula="of:=[.C42]*[.$D$10]" office:value-type="float" office:value="1842.75" calcext:value-type="float">
            <text:p>1843</text:p>
          </table:table-cell>
          <table:table-cell table:style-name="ce3" table:formula="of:=[.D42]*[.$D$11]" office:value-type="float" office:value="2.25" calcext:value-type="float">
            <text:p>2,250</text:p>
          </table:table-cell>
          <table:table-cell table:style-name="ce4" office:value-type="string" calcext:value-type="string">
            <text:p>D#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3]*[.$B$14])-[.$A$14]" office:value-type="float" office:value="469.333333333333" calcext:value-type="float">
            <text:p>469</text:p>
          </table:table-cell>
          <table:table-cell table:style-name="ce1" table:formula="of:=[.C43]*[.$B$14]" office:value-type="float" office:value="477.866666666667" calcext:value-type="float">
            <text:p>478</text:p>
          </table:table-cell>
          <table:table-cell office:value-type="float" office:value="28" calcext:value-type="float">
            <text:p>28</text:p>
          </table:table-cell>
          <table:table-cell table:style-name="ce1" table:formula="of:=[.C43]*[.$D$10]" office:value-type="float" office:value="1911" calcext:value-type="float">
            <text:p>1911</text:p>
          </table:table-cell>
          <table:table-cell table:style-name="ce3" table:formula="of:=[.D43]*[.$D$11]" office:value-type="float" office:value="2.33333333333333" calcext:value-type="float">
            <text:p>2,333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4]*[.$B$14])-[.$A$14]" office:value-type="float" office:value="486.4" calcext:value-type="float">
            <text:p>486</text:p>
          </table:table-cell>
          <table:table-cell table:style-name="ce1" table:formula="of:=[.C44]*[.$B$14]" office:value-type="float" office:value="494.933333333333" calcext:value-type="float">
            <text:p>495</text:p>
          </table:table-cell>
          <table:table-cell office:value-type="float" office:value="29" calcext:value-type="float">
            <text:p>29</text:p>
          </table:table-cell>
          <table:table-cell table:style-name="ce1" table:formula="of:=[.C44]*[.$D$10]" office:value-type="float" office:value="1979.25" calcext:value-type="float">
            <text:p>1979</text:p>
          </table:table-cell>
          <table:table-cell table:style-name="ce3" table:formula="of:=[.D44]*[.$D$11]" office:value-type="float" office:value="2.41666666666667" calcext:value-type="float">
            <text:p>2,417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5]*[.$B$14])-[.$A$14]" office:value-type="float" office:value="503.466666666667" calcext:value-type="float">
            <text:p>503</text:p>
          </table:table-cell>
          <table:table-cell table:style-name="ce1" table:formula="of:=[.C45]*[.$B$14]"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table:style-name="ce1" table:formula="of:=[.C45]*[.$D$10]" office:value-type="float" office:value="2047.5" calcext:value-type="float">
            <text:p>2048</text:p>
          </table:table-cell>
          <table:table-cell table:style-name="ce3" table:formula="of:=[.D45]*[.$D$11]" office:value-type="float" office:value="2.5" calcext:value-type="float">
            <text:p>2,500</text:p>
          </table:table-cell>
          <table:table-cell table:style-name="ce4" office:value-type="string" calcext:value-type="string">
            <text:p>F#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6]*[.$B$14])-[.$A$14]" office:value-type="float" office:value="520.533333333333" calcext:value-type="float">
            <text:p>521</text:p>
          </table:table-cell>
          <table:table-cell table:style-name="ce1" table:formula="of:=[.C46]*[.$B$14]" office:value-type="float" office:value="529.066666666667" calcext:value-type="float">
            <text:p>529</text:p>
          </table:table-cell>
          <table:table-cell office:value-type="float" office:value="31" calcext:value-type="float">
            <text:p>31</text:p>
          </table:table-cell>
          <table:table-cell table:style-name="ce1" table:formula="of:=[.C46]*[.$D$10]" office:value-type="float" office:value="2115.75" calcext:value-type="float">
            <text:p>2116</text:p>
          </table:table-cell>
          <table:table-cell table:style-name="ce3" table:formula="of:=[.D46]*[.$D$11]" office:value-type="float" office:value="2.58333333333333" calcext:value-type="float">
            <text:p>2,583</text:p>
          </table:table-cell>
          <table:table-cell table:style-name="ce4" office:value-type="string" calcext:value-type="string">
            <text:p>G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7]*[.$B$14])-[.$A$14]" office:value-type="float" office:value="537.6" calcext:value-type="float">
            <text:p>538</text:p>
          </table:table-cell>
          <table:table-cell table:style-name="ce1" table:formula="of:=[.C47]*[.$B$14]" office:value-type="float" office:value="546.133333333333" calcext:value-type="float">
            <text:p>546</text:p>
          </table:table-cell>
          <table:table-cell office:value-type="float" office:value="32" calcext:value-type="float">
            <text:p>32</text:p>
          </table:table-cell>
          <table:table-cell table:style-name="ce1" table:formula="of:=[.C47]*[.$D$10]" office:value-type="float" office:value="2184" calcext:value-type="float">
            <text:p>2184</text:p>
          </table:table-cell>
          <table:table-cell table:style-name="ce3" table:formula="of:=[.D47]*[.$D$11]" office:value-type="float" office:value="2.66666666666667" calcext:value-type="float">
            <text:p>2,667</text:p>
          </table:table-cell>
          <table:table-cell table:style-name="ce4" office:value-type="string" calcext:value-type="string">
            <text:p>G#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8]*[.$B$14])-[.$A$14]" office:value-type="float" office:value="554.666666666667" calcext:value-type="float">
            <text:p>555</text:p>
          </table:table-cell>
          <table:table-cell table:style-name="ce1" table:formula="of:=[.C48]*[.$B$14]" office:value-type="float" office:value="563.2" calcext:value-type="float">
            <text:p>563</text:p>
          </table:table-cell>
          <table:table-cell office:value-type="float" office:value="33" calcext:value-type="float">
            <text:p>33</text:p>
          </table:table-cell>
          <table:table-cell table:style-name="ce1" table:formula="of:=[.C48]*[.$D$10]" office:value-type="float" office:value="2252.25" calcext:value-type="float">
            <text:p>2252</text:p>
          </table:table-cell>
          <table:table-cell table:style-name="ce3" table:formula="of:=[.D48]*[.$D$11]" office:value-type="float" office:value="2.75" calcext:value-type="float">
            <text:p>2,750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49]*[.$B$14])-[.$A$14]" office:value-type="float" office:value="571.733333333333" calcext:value-type="float">
            <text:p>572</text:p>
          </table:table-cell>
          <table:table-cell table:style-name="ce1" table:formula="of:=[.C49]*[.$B$14]" office:value-type="float" office:value="580.266666666667" calcext:value-type="float">
            <text:p>580</text:p>
          </table:table-cell>
          <table:table-cell office:value-type="float" office:value="34" calcext:value-type="float">
            <text:p>34</text:p>
          </table:table-cell>
          <table:table-cell table:style-name="ce1" table:formula="of:=[.C49]*[.$D$10]" office:value-type="float" office:value="2320.5" calcext:value-type="float">
            <text:p>2321</text:p>
          </table:table-cell>
          <table:table-cell table:style-name="ce3" table:formula="of:=[.D49]*[.$D$11]" office:value-type="float" office:value="2.83333333333333" calcext:value-type="float">
            <text:p>2,833</text:p>
          </table:table-cell>
          <table:table-cell table:style-name="ce4" office:value-type="string" calcext:value-type="string">
            <text:p>A#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0]*[.$B$14])-[.$A$14]" office:value-type="float" office:value="588.8" calcext:value-type="float">
            <text:p>589</text:p>
          </table:table-cell>
          <table:table-cell table:style-name="ce1" table:formula="of:=[.C50]*[.$B$14]" office:value-type="float" office:value="597.333333333333" calcext:value-type="float">
            <text:p>597</text:p>
          </table:table-cell>
          <table:table-cell office:value-type="float" office:value="35" calcext:value-type="float">
            <text:p>35</text:p>
          </table:table-cell>
          <table:table-cell table:style-name="ce1" table:formula="of:=[.C50]*[.$D$10]" office:value-type="float" office:value="2388.75" calcext:value-type="float">
            <text:p>2389</text:p>
          </table:table-cell>
          <table:table-cell table:style-name="ce3" table:formula="of:=[.D50]*[.$D$11]" office:value-type="float" office:value="2.91666666666667" calcext:value-type="float">
            <text:p>2,917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1]*[.$B$14])-[.$A$14]" office:value-type="float" office:value="605.866666666667" calcext:value-type="float">
            <text:p>606</text:p>
          </table:table-cell>
          <table:table-cell table:style-name="ce1" table:formula="of:=[.C51]*[.$B$14]" office:value-type="float" office:value="614.4" calcext:value-type="float">
            <text:p>614</text:p>
          </table:table-cell>
          <table:table-cell office:value-type="float" office:value="36" calcext:value-type="float">
            <text:p>36</text:p>
          </table:table-cell>
          <table:table-cell table:style-name="ce1" table:formula="of:=[.C51]*[.$D$10]" office:value-type="float" office:value="2457" calcext:value-type="float">
            <text:p>2457</text:p>
          </table:table-cell>
          <table:table-cell table:style-name="ce3" table:formula="of:=[.D51]*[.$D$11]" office:value-type="float" office:value="3" calcext:value-type="float">
            <text:p>3,00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2]*[.$B$14])-[.$A$14]" office:value-type="float" office:value="622.933333333333" calcext:value-type="float">
            <text:p>623</text:p>
          </table:table-cell>
          <table:table-cell table:style-name="ce1" table:formula="of:=[.C52]*[.$B$14]" office:value-type="float" office:value="631.466666666667" calcext:value-type="float">
            <text:p>631</text:p>
          </table:table-cell>
          <table:table-cell office:value-type="float" office:value="37" calcext:value-type="float">
            <text:p>37</text:p>
          </table:table-cell>
          <table:table-cell table:style-name="ce1" table:formula="of:=[.C52]*[.$D$10]" office:value-type="float" office:value="2525.25" calcext:value-type="float">
            <text:p>2525</text:p>
          </table:table-cell>
          <table:table-cell table:style-name="ce3" table:formula="of:=[.D52]*[.$D$11]" office:value-type="float" office:value="3.08333333333333" calcext:value-type="float">
            <text:p>3,083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3]*[.$B$14])-[.$A$14]" office:value-type="float" office:value="640" calcext:value-type="float">
            <text:p>640</text:p>
          </table:table-cell>
          <table:table-cell table:style-name="ce1" table:formula="of:=[.C53]*[.$B$14]" office:value-type="float" office:value="648.533333333333" calcext:value-type="float">
            <text:p>649</text:p>
          </table:table-cell>
          <table:table-cell office:value-type="float" office:value="38" calcext:value-type="float">
            <text:p>38</text:p>
          </table:table-cell>
          <table:table-cell table:style-name="ce1" table:formula="of:=[.C53]*[.$D$10]" office:value-type="float" office:value="2593.5" calcext:value-type="float">
            <text:p>2594</text:p>
          </table:table-cell>
          <table:table-cell table:style-name="ce3" table:formula="of:=[.D53]*[.$D$11]" office:value-type="float" office:value="3.16666666666667" calcext:value-type="float">
            <text:p>3,167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4]*[.$B$14])-[.$A$14]" office:value-type="float" office:value="657.066666666667" calcext:value-type="float">
            <text:p>657</text:p>
          </table:table-cell>
          <table:table-cell table:style-name="ce1" table:formula="of:=[.C54]*[.$B$14]" office:value-type="float" office:value="665.6" calcext:value-type="float">
            <text:p>666</text:p>
          </table:table-cell>
          <table:table-cell office:value-type="float" office:value="39" calcext:value-type="float">
            <text:p>39</text:p>
          </table:table-cell>
          <table:table-cell table:style-name="ce1" table:formula="of:=[.C54]*[.$D$10]" office:value-type="float" office:value="2661.75" calcext:value-type="float">
            <text:p>2662</text:p>
          </table:table-cell>
          <table:table-cell table:style-name="ce3" table:formula="of:=[.D54]*[.$D$11]" office:value-type="float" office:value="3.25" calcext:value-type="float">
            <text:p>3,25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5]*[.$B$14])-[.$A$14]" office:value-type="float" office:value="674.133333333333" calcext:value-type="float">
            <text:p>674</text:p>
          </table:table-cell>
          <table:table-cell table:style-name="ce1" table:formula="of:=[.C55]*[.$B$14]" office:value-type="float" office:value="682.666666666667" calcext:value-type="float">
            <text:p>683</text:p>
          </table:table-cell>
          <table:table-cell office:value-type="float" office:value="40" calcext:value-type="float">
            <text:p>40</text:p>
          </table:table-cell>
          <table:table-cell table:style-name="ce1" table:formula="of:=[.C55]*[.$D$10]" office:value-type="float" office:value="2730" calcext:value-type="float">
            <text:p>2730</text:p>
          </table:table-cell>
          <table:table-cell table:style-name="ce3" table:formula="of:=[.D55]*[.$D$11]" office:value-type="float" office:value="3.33333333333333" calcext:value-type="float">
            <text:p>3,333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6]*[.$B$14])-[.$A$14]" office:value-type="float" office:value="691.2" calcext:value-type="float">
            <text:p>691</text:p>
          </table:table-cell>
          <table:table-cell table:style-name="ce1" table:formula="of:=[.C56]*[.$B$14]" office:value-type="float" office:value="699.733333333333" calcext:value-type="float">
            <text:p>700</text:p>
          </table:table-cell>
          <table:table-cell office:value-type="float" office:value="41" calcext:value-type="float">
            <text:p>41</text:p>
          </table:table-cell>
          <table:table-cell table:style-name="ce1" table:formula="of:=[.C56]*[.$D$10]" office:value-type="float" office:value="2798.25" calcext:value-type="float">
            <text:p>2798</text:p>
          </table:table-cell>
          <table:table-cell table:style-name="ce3" table:formula="of:=[.D56]*[.$D$11]" office:value-type="float" office:value="3.41666666666667" calcext:value-type="float">
            <text:p>3,417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7]*[.$B$14])-[.$A$14]" office:value-type="float" office:value="708.266666666667" calcext:value-type="float">
            <text:p>708</text:p>
          </table:table-cell>
          <table:table-cell table:style-name="ce1" table:formula="of:=[.C57]*[.$B$14]" office:value-type="float" office:value="716.8" calcext:value-type="float">
            <text:p>717</text:p>
          </table:table-cell>
          <table:table-cell office:value-type="float" office:value="42" calcext:value-type="float">
            <text:p>42</text:p>
          </table:table-cell>
          <table:table-cell table:style-name="ce1" table:formula="of:=[.C57]*[.$D$10]" office:value-type="float" office:value="2866.5" calcext:value-type="float">
            <text:p>2867</text:p>
          </table:table-cell>
          <table:table-cell table:style-name="ce3" table:formula="of:=[.D57]*[.$D$11]" office:value-type="float" office:value="3.5" calcext:value-type="float">
            <text:p>3,50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8]*[.$B$14])-[.$A$14]" office:value-type="float" office:value="725.333333333333" calcext:value-type="float">
            <text:p>725</text:p>
          </table:table-cell>
          <table:table-cell table:style-name="ce1" table:formula="of:=[.C58]*[.$B$14]" office:value-type="float" office:value="733.866666666667" calcext:value-type="float">
            <text:p>734</text:p>
          </table:table-cell>
          <table:table-cell office:value-type="float" office:value="43" calcext:value-type="float">
            <text:p>43</text:p>
          </table:table-cell>
          <table:table-cell table:style-name="ce1" table:formula="of:=[.C58]*[.$D$10]" office:value-type="float" office:value="2934.75" calcext:value-type="float">
            <text:p>2935</text:p>
          </table:table-cell>
          <table:table-cell table:style-name="ce3" table:formula="of:=[.D58]*[.$D$11]" office:value-type="float" office:value="3.58333333333333" calcext:value-type="float">
            <text:p>3,583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59]*[.$B$14])-[.$A$14]" office:value-type="float" office:value="742.4" calcext:value-type="float">
            <text:p>742</text:p>
          </table:table-cell>
          <table:table-cell table:style-name="ce1" table:formula="of:=[.C59]*[.$B$14]" office:value-type="float" office:value="750.933333333333" calcext:value-type="float">
            <text:p>751</text:p>
          </table:table-cell>
          <table:table-cell office:value-type="float" office:value="44" calcext:value-type="float">
            <text:p>44</text:p>
          </table:table-cell>
          <table:table-cell table:style-name="ce1" table:formula="of:=[.C59]*[.$D$10]" office:value-type="float" office:value="3003" calcext:value-type="float">
            <text:p>3003</text:p>
          </table:table-cell>
          <table:table-cell table:style-name="ce3" table:formula="of:=[.D59]*[.$D$11]" office:value-type="float" office:value="3.66666666666667" calcext:value-type="float">
            <text:p>3,667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0]*[.$B$14])-[.$A$14]" office:value-type="float" office:value="759.466666666667" calcext:value-type="float">
            <text:p>759</text:p>
          </table:table-cell>
          <table:table-cell table:style-name="ce1" table:formula="of:=[.C60]*[.$B$14]" office:value-type="float" office:value="768" calcext:value-type="float">
            <text:p>768</text:p>
          </table:table-cell>
          <table:table-cell office:value-type="float" office:value="45" calcext:value-type="float">
            <text:p>45</text:p>
          </table:table-cell>
          <table:table-cell table:style-name="ce1" table:formula="of:=[.C60]*[.$D$10]" office:value-type="float" office:value="3071.25" calcext:value-type="float">
            <text:p>3071</text:p>
          </table:table-cell>
          <table:table-cell table:style-name="ce3" table:formula="of:=[.D60]*[.$D$11]" office:value-type="float" office:value="3.75" calcext:value-type="float">
            <text:p>3,75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1]*[.$B$14])-[.$A$14]" office:value-type="float" office:value="776.533333333333" calcext:value-type="float">
            <text:p>777</text:p>
          </table:table-cell>
          <table:table-cell table:style-name="ce1" table:formula="of:=[.C61]*[.$B$14]" office:value-type="float" office:value="785.066666666667" calcext:value-type="float">
            <text:p>785</text:p>
          </table:table-cell>
          <table:table-cell office:value-type="float" office:value="46" calcext:value-type="float">
            <text:p>46</text:p>
          </table:table-cell>
          <table:table-cell table:style-name="ce1" table:formula="of:=[.C61]*[.$D$10]" office:value-type="float" office:value="3139.5" calcext:value-type="float">
            <text:p>3140</text:p>
          </table:table-cell>
          <table:table-cell table:style-name="ce3" table:formula="of:=[.D61]*[.$D$11]" office:value-type="float" office:value="3.83333333333333" calcext:value-type="float">
            <text:p>3,833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2]*[.$B$14])-[.$A$14]" office:value-type="float" office:value="793.6" calcext:value-type="float">
            <text:p>794</text:p>
          </table:table-cell>
          <table:table-cell table:style-name="ce1" table:formula="of:=[.C62]*[.$B$14]" office:value-type="float" office:value="802.133333333333" calcext:value-type="float">
            <text:p>802</text:p>
          </table:table-cell>
          <table:table-cell office:value-type="float" office:value="47" calcext:value-type="float">
            <text:p>47</text:p>
          </table:table-cell>
          <table:table-cell table:style-name="ce1" table:formula="of:=[.C62]*[.$D$10]" office:value-type="float" office:value="3207.75" calcext:value-type="float">
            <text:p>3208</text:p>
          </table:table-cell>
          <table:table-cell table:style-name="ce3" table:formula="of:=[.D62]*[.$D$11]" office:value-type="float" office:value="3.91666666666667" calcext:value-type="float">
            <text:p>3,917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3]*[.$B$14])-[.$A$14]" office:value-type="float" office:value="810.666666666667" calcext:value-type="float">
            <text:p>811</text:p>
          </table:table-cell>
          <table:table-cell table:style-name="ce1" table:formula="of:=[.C63]*[.$B$14]" office:value-type="float" office:value="819.2" calcext:value-type="float">
            <text:p>819</text:p>
          </table:table-cell>
          <table:table-cell office:value-type="float" office:value="48" calcext:value-type="float">
            <text:p>48</text:p>
          </table:table-cell>
          <table:table-cell table:style-name="ce1" table:formula="of:=[.C63]*[.$D$10]" office:value-type="float" office:value="3276" calcext:value-type="float">
            <text:p>3276</text:p>
          </table:table-cell>
          <table:table-cell table:style-name="ce3" table:formula="of:=[.D63]*[.$D$11]" office:value-type="float" office:value="4" calcext:value-type="float">
            <text:p>4,00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4]*[.$B$14])-[.$A$14]" office:value-type="float" office:value="827.733333333333" calcext:value-type="float">
            <text:p>828</text:p>
          </table:table-cell>
          <table:table-cell table:style-name="ce1" table:formula="of:=[.C64]*[.$B$14]" office:value-type="float" office:value="836.266666666667" calcext:value-type="float">
            <text:p>836</text:p>
          </table:table-cell>
          <table:table-cell office:value-type="float" office:value="49" calcext:value-type="float">
            <text:p>49</text:p>
          </table:table-cell>
          <table:table-cell table:style-name="ce1" table:formula="of:=[.C64]*[.$D$10]" office:value-type="float" office:value="3344.25" calcext:value-type="float">
            <text:p>3344</text:p>
          </table:table-cell>
          <table:table-cell table:style-name="ce3" table:formula="of:=[.D64]*[.$D$11]" office:value-type="float" office:value="4.08333333333333" calcext:value-type="float">
            <text:p>4,083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5]*[.$B$14])-[.$A$14]" office:value-type="float" office:value="844.8" calcext:value-type="float">
            <text:p>845</text:p>
          </table:table-cell>
          <table:table-cell table:style-name="ce1" table:formula="of:=[.C65]*[.$B$14]" office:value-type="float" office:value="853.333333333333" calcext:value-type="float">
            <text:p>853</text:p>
          </table:table-cell>
          <table:table-cell office:value-type="float" office:value="50" calcext:value-type="float">
            <text:p>50</text:p>
          </table:table-cell>
          <table:table-cell table:style-name="ce1" table:formula="of:=[.C65]*[.$D$10]" office:value-type="float" office:value="3412.5" calcext:value-type="float">
            <text:p>3413</text:p>
          </table:table-cell>
          <table:table-cell table:style-name="ce3" table:formula="of:=[.D65]*[.$D$11]" office:value-type="float" office:value="4.16666666666667" calcext:value-type="float">
            <text:p>4,167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6]*[.$B$14])-[.$A$14]" office:value-type="float" office:value="861.866666666667" calcext:value-type="float">
            <text:p>862</text:p>
          </table:table-cell>
          <table:table-cell table:style-name="ce1" table:formula="of:=[.C66]*[.$B$14]" office:value-type="float" office:value="870.4" calcext:value-type="float">
            <text:p>870</text:p>
          </table:table-cell>
          <table:table-cell office:value-type="float" office:value="51" calcext:value-type="float">
            <text:p>51</text:p>
          </table:table-cell>
          <table:table-cell table:style-name="ce1" table:formula="of:=[.C66]*[.$D$10]" office:value-type="float" office:value="3480.75" calcext:value-type="float">
            <text:p>3481</text:p>
          </table:table-cell>
          <table:table-cell table:style-name="ce3" table:formula="of:=[.D66]*[.$D$11]" office:value-type="float" office:value="4.25" calcext:value-type="float">
            <text:p>4,25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7]*[.$B$14])-[.$A$14]" office:value-type="float" office:value="878.933333333333" calcext:value-type="float">
            <text:p>879</text:p>
          </table:table-cell>
          <table:table-cell table:style-name="ce1" table:formula="of:=[.C67]*[.$B$14]" office:value-type="float" office:value="887.466666666667" calcext:value-type="float">
            <text:p>887</text:p>
          </table:table-cell>
          <table:table-cell office:value-type="float" office:value="52" calcext:value-type="float">
            <text:p>52</text:p>
          </table:table-cell>
          <table:table-cell table:style-name="ce1" table:formula="of:=[.C67]*[.$D$10]" office:value-type="float" office:value="3549" calcext:value-type="float">
            <text:p>3549</text:p>
          </table:table-cell>
          <table:table-cell table:style-name="ce3" table:formula="of:=[.D67]*[.$D$11]" office:value-type="float" office:value="4.33333333333333" calcext:value-type="float">
            <text:p>4,333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8]*[.$B$14])-[.$A$14]" office:value-type="float" office:value="896" calcext:value-type="float">
            <text:p>896</text:p>
          </table:table-cell>
          <table:table-cell table:style-name="ce1" table:formula="of:=[.C68]*[.$B$14]" office:value-type="float" office:value="904.533333333333" calcext:value-type="float">
            <text:p>905</text:p>
          </table:table-cell>
          <table:table-cell office:value-type="float" office:value="53" calcext:value-type="float">
            <text:p>53</text:p>
          </table:table-cell>
          <table:table-cell table:style-name="ce1" table:formula="of:=[.C68]*[.$D$10]" office:value-type="float" office:value="3617.25" calcext:value-type="float">
            <text:p>3617</text:p>
          </table:table-cell>
          <table:table-cell table:style-name="ce3" table:formula="of:=[.D68]*[.$D$11]" office:value-type="float" office:value="4.41666666666667" calcext:value-type="float">
            <text:p>4,417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69]*[.$B$14])-[.$A$14]" office:value-type="float" office:value="913.066666666667" calcext:value-type="float">
            <text:p>913</text:p>
          </table:table-cell>
          <table:table-cell table:style-name="ce1" table:formula="of:=[.C69]*[.$B$14]" office:value-type="float" office:value="921.6" calcext:value-type="float">
            <text:p>922</text:p>
          </table:table-cell>
          <table:table-cell office:value-type="float" office:value="54" calcext:value-type="float">
            <text:p>54</text:p>
          </table:table-cell>
          <table:table-cell table:style-name="ce1" table:formula="of:=[.C69]*[.$D$10]" office:value-type="float" office:value="3685.5" calcext:value-type="float">
            <text:p>3686</text:p>
          </table:table-cell>
          <table:table-cell table:style-name="ce3" table:formula="of:=[.D69]*[.$D$11]" office:value-type="float" office:value="4.5" calcext:value-type="float">
            <text:p>4,50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70]*[.$B$14])-[.$A$14]" office:value-type="float" office:value="930.133333333333" calcext:value-type="float">
            <text:p>930</text:p>
          </table:table-cell>
          <table:table-cell table:style-name="ce1" table:formula="of:=[.C70]*[.$B$14]" office:value-type="float" office:value="938.666666666667" calcext:value-type="float">
            <text:p>939</text:p>
          </table:table-cell>
          <table:table-cell office:value-type="float" office:value="55" calcext:value-type="float">
            <text:p>55</text:p>
          </table:table-cell>
          <table:table-cell table:style-name="ce1" table:formula="of:=[.C70]*[.$D$10]" office:value-type="float" office:value="3753.75" calcext:value-type="float">
            <text:p>3754</text:p>
          </table:table-cell>
          <table:table-cell table:style-name="ce3" table:formula="of:=[.D70]*[.$D$11]" office:value-type="float" office:value="4.58333333333333" calcext:value-type="float">
            <text:p>4,583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71]*[.$B$14])-[.$A$14]" office:value-type="float" office:value="947.2" calcext:value-type="float">
            <text:p>947</text:p>
          </table:table-cell>
          <table:table-cell table:style-name="ce1" table:formula="of:=[.C71]*[.$B$14]" office:value-type="float" office:value="955.733333333333" calcext:value-type="float">
            <text:p>956</text:p>
          </table:table-cell>
          <table:table-cell office:value-type="float" office:value="56" calcext:value-type="float">
            <text:p>56</text:p>
          </table:table-cell>
          <table:table-cell table:style-name="ce1" table:formula="of:=[.C71]*[.$D$10]" office:value-type="float" office:value="3822" calcext:value-type="float">
            <text:p>3822</text:p>
          </table:table-cell>
          <table:table-cell table:style-name="ce3" table:formula="of:=[.D71]*[.$D$11]" office:value-type="float" office:value="4.66666666666667" calcext:value-type="float">
            <text:p>4,667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72]*[.$B$14])-[.$A$14]" office:value-type="float" office:value="964.266666666667" calcext:value-type="float">
            <text:p>964</text:p>
          </table:table-cell>
          <table:table-cell table:style-name="ce1" table:formula="of:=[.C72]*[.$B$14]" office:value-type="float" office:value="972.8" calcext:value-type="float">
            <text:p>973</text:p>
          </table:table-cell>
          <table:table-cell office:value-type="float" office:value="57" calcext:value-type="float">
            <text:p>57</text:p>
          </table:table-cell>
          <table:table-cell table:style-name="ce1" table:formula="of:=[.C72]*[.$D$10]" office:value-type="float" office:value="3890.25" calcext:value-type="float">
            <text:p>3890</text:p>
          </table:table-cell>
          <table:table-cell table:style-name="ce3" table:formula="of:=[.D72]*[.$D$11]" office:value-type="float" office:value="4.75" calcext:value-type="float">
            <text:p>4,75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73]*[.$B$14])-[.$A$14]" office:value-type="float" office:value="981.333333333333" calcext:value-type="float">
            <text:p>981</text:p>
          </table:table-cell>
          <table:table-cell table:style-name="ce1" table:formula="of:=[.C73]*[.$B$14]" office:value-type="float" office:value="989.866666666667" calcext:value-type="float">
            <text:p>990</text:p>
          </table:table-cell>
          <table:table-cell office:value-type="float" office:value="58" calcext:value-type="float">
            <text:p>58</text:p>
          </table:table-cell>
          <table:table-cell table:style-name="ce1" table:formula="of:=[.C73]*[.$D$10]" office:value-type="float" office:value="3958.5" calcext:value-type="float">
            <text:p>3959</text:p>
          </table:table-cell>
          <table:table-cell table:style-name="ce3" table:formula="of:=[.D73]*[.$D$11]" office:value-type="float" office:value="4.83333333333333" calcext:value-type="float">
            <text:p>4,833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74]*[.$B$14])-[.$A$14]" office:value-type="float" office:value="998.4" calcext:value-type="float">
            <text:p>998</text:p>
          </table:table-cell>
          <table:table-cell table:style-name="ce1" table:formula="of:=[.C74]*[.$B$14]" office:value-type="float" office:value="1006.93333333333" calcext:value-type="float">
            <text:p>1007</text:p>
          </table:table-cell>
          <table:table-cell office:value-type="float" office:value="59" calcext:value-type="float">
            <text:p>59</text:p>
          </table:table-cell>
          <table:table-cell table:style-name="ce1" table:formula="of:=[.C74]*[.$D$10]" office:value-type="float" office:value="4026.75" calcext:value-type="float">
            <text:p>4027</text:p>
          </table:table-cell>
          <table:table-cell table:style-name="ce3" table:formula="of:=[.D74]*[.$D$11]" office:value-type="float" office:value="4.91666666666667" calcext:value-type="float">
            <text:p>4,917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9" table:formula="of:=([.C75]*[.$B$14])-[.$A$14]" office:value-type="float" office:value="1015.46666666667" calcext:value-type="float">
            <text:p>1015</text:p>
          </table:table-cell>
          <table:table-cell table:style-name="ce1" table:formula="of:=[.C75]*[.$B$14]" office:value-type="float" office:value="1024" calcext:value-type="float">
            <text:p>1024</text:p>
          </table:table-cell>
          <table:table-cell office:value-type="float" office:value="60" calcext:value-type="float">
            <text:p>60</text:p>
          </table:table-cell>
          <table:table-cell table:style-name="ce1" table:formula="of:=[.C75]*[.$D$10]" office:value-type="float" office:value="4095" calcext:value-type="float">
            <text:p>4095</text:p>
          </table:table-cell>
          <table:table-cell table:style-name="ce3" table:formula="of:=[.D75]*[.$D$11]" office:value-type="float" office:value="5" calcext:value-type="float">
            <text:p>5,000</text:p>
          </table:table-cell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 table:number-rows-repeated="3">
          <table:table-cell table:number-columns-repeated="3"/>
          <table:table-cell table:style-name="ce1"/>
          <table:table-cell table:style-name="ce3"/>
          <table:table-cell table:style-name="ce4"/>
          <table:table-cell/>
          <table:table-cell table:style-name="ce4" table:number-columns-repeated="9"/>
          <table:table-cell table:number-columns-repeated="17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 table:number-rows-repeated="6">
          <table:table-cell table:number-columns-repeated="33"/>
          <table:table-cell table:style-name="Default"/>
          <table:table-cell/>
          <table:table-cell table:style-name="Default"/>
          <table:table-cell/>
          <table:table-cell table:style-name="Default" table:number-columns-repeated="9"/>
        </table:table-row>
        <table:table-row table:style-name="ro1" table:number-rows-repeated="1048491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eet 7V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4"/>
        <table:table-column table:style-name="co29" table:default-cell-style-name="ce37"/>
        <table:table-row table:style-name="ro1">
          <table:table-cell office:value-type="string" calcext:value-type="string">
            <text:p>in pp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10 bit</text:p>
          </table:table-cell>
          <table:table-cell table:style-name="ce4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 table:style-name="ce22" table:formula="of:=([.B2]/[.B1])/12" office:value-type="float" office:value="12.1785714285714" calcext:value-type="float">
            <text:p>12,1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½ step</text:p>
          </table:table-cell>
          <table:table-cell table:style-name="ce22" table:formula="of:=[.B3]*0.5" office:value-type="float" office:value="6.08928571428571" calcext:value-type="float">
            <text:p>6,0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output pp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12 bit</text:p>
          </table:table-cell>
          <table:table-cell table:style-name="ce4" office:value-type="float" office:value="4095" calcext:value-type="float">
            <text:p>409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1V (oct)</text:p>
          </table:table-cell>
          <table:table-cell table:style-name="ce23" table:formula="of:=[.B6]/[.B5]" office:value-type="float" office:value="585" calcext:value-type="float">
            <text:p>58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Oct/12</text:p>
          </table:table-cell>
          <table:table-cell table:style-name="ce23" table:formula="of:=[.B7]/12" office:value-type="float" office:value="48.75" calcext:value-type="float">
            <text:p>4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1 bit</text:p>
          </table:table-cell>
          <table:table-cell table:style-name="ce24" table:formula="of:=7/[.B6]" office:value-type="float" office:value="0.00170940170940171" calcext:value-type="float">
            <text:p>0,001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table:style-name="ce23" table:formula="of:=12*7" office:value-type="float" office:value="84" calcext:value-type="float">
            <text:p>84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ce23"/>
          <table:table-cell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A in bit</text:p>
          </table:table-cell>
          <table:table-cell table:style-name="ce4" office:value-type="string" calcext:value-type="string">
            <text:p>Midt tone</text:p>
          </table:table-cell>
          <table:table-cell table:style-name="ce4" office:value-type="string" calcext:value-type="string">
            <text:p>DAC bit</text:p>
          </table:table-cell>
          <table:table-cell office:value-type="string" calcext:value-type="string">
            <text:p>Note</text:p>
          </table:table-cell>
          <table:table-cell table:style-name="ce22" office:value-type="string" calcext:value-type="string">
            <text:p>V 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$B$3]*[.A14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14]*[.$B$8]" office:value-type="float" office:value="0" calcext:value-type="float">
            <text:p>0</text:p>
          </table:table-cell>
          <table:table-cell table:style-name="ce25" office:value-type="string" calcext:value-type="string">
            <text:p>C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$B$3]*[.A15]" office:value-type="float" office:value="12.1785714285714" calcext:value-type="float">
            <text:p>12</text:p>
          </table:table-cell>
          <table:table-cell table:style-name="ce1" table:formula="of:=([.A15]*[.$B$3])-([.$B$4])" office:value-type="float" office:value="6.08928571428571" calcext:value-type="float">
            <text:p>6</text:p>
          </table:table-cell>
          <table:table-cell table:style-name="ce1" table:formula="of:=[.A15]*[.$B$8]" office:value-type="float" office:value="48.75" calcext:value-type="float">
            <text:p>49</text:p>
          </table:table-cell>
          <table:table-cell office:value-type="string" calcext:value-type="string">
            <text:p>C#</text:p>
          </table:table-cell>
          <table:table-cell table:formula="of:=[.D15]*[.$B$9]" office:value-type="float" office:value="0.0833333333333333" calcext:value-type="float">
            <text:p>0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$B$3]*[.A16]" office:value-type="float" office:value="24.3571428571429" calcext:value-type="float">
            <text:p>24</text:p>
          </table:table-cell>
          <table:table-cell table:style-name="ce1" table:formula="of:=([.A16]*[.$B$3])-([.$B$4])" office:value-type="float" office:value="18.2678571428571" calcext:value-type="float">
            <text:p>18</text:p>
          </table:table-cell>
          <table:table-cell table:style-name="ce1" table:formula="of:=[.A16]*[.$B$8]" office:value-type="float" office:value="97.5" calcext:value-type="float">
            <text:p>98</text:p>
          </table:table-cell>
          <table:table-cell office:value-type="string" calcext:value-type="string">
            <text:p>D</text:p>
          </table:table-cell>
          <table:table-cell table:formula="of:=[.D16]*[.$B$9]" office:value-type="float" office:value="0.166666666666667" calcext:value-type="float">
            <text:p>0,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$B$3]*[.A17]" office:value-type="float" office:value="36.5357142857143" calcext:value-type="float">
            <text:p>37</text:p>
          </table:table-cell>
          <table:table-cell table:style-name="ce1" table:formula="of:=([.A17]*[.$B$3])-([.$B$4])" office:value-type="float" office:value="30.4464285714286" calcext:value-type="float">
            <text:p>30</text:p>
          </table:table-cell>
          <table:table-cell table:style-name="ce1" table:formula="of:=[.A17]*[.$B$8]" office:value-type="float" office:value="146.25" calcext:value-type="float">
            <text:p>146</text:p>
          </table:table-cell>
          <table:table-cell office:value-type="string" calcext:value-type="string">
            <text:p>D#</text:p>
          </table:table-cell>
          <table:table-cell table:formula="of:=[.D17]*[.$B$9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$B$3]*[.A18]" office:value-type="float" office:value="48.7142857142857" calcext:value-type="float">
            <text:p>49</text:p>
          </table:table-cell>
          <table:table-cell table:style-name="ce1" table:formula="of:=([.A18]*[.$B$3])-([.$B$4])" office:value-type="float" office:value="42.625" calcext:value-type="float">
            <text:p>43</text:p>
          </table:table-cell>
          <table:table-cell table:style-name="ce1" table:formula="of:=[.A18]*[.$B$8]" office:value-type="float" office:value="195" calcext:value-type="float">
            <text:p>195</text:p>
          </table:table-cell>
          <table:table-cell office:value-type="string" calcext:value-type="string">
            <text:p>E</text:p>
          </table:table-cell>
          <table:table-cell table:formula="of:=[.D18]*[.$B$9]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$B$3]*[.A19]" office:value-type="float" office:value="60.8928571428571" calcext:value-type="float">
            <text:p>61</text:p>
          </table:table-cell>
          <table:table-cell table:style-name="ce1" table:formula="of:=([.A19]*[.$B$3])-([.$B$4])" office:value-type="float" office:value="54.8035714285714" calcext:value-type="float">
            <text:p>55</text:p>
          </table:table-cell>
          <table:table-cell table:style-name="ce1" table:formula="of:=[.A19]*[.$B$8]" office:value-type="float" office:value="243.75" calcext:value-type="float">
            <text:p>244</text:p>
          </table:table-cell>
          <table:table-cell office:value-type="string" calcext:value-type="string">
            <text:p>F</text:p>
          </table:table-cell>
          <table:table-cell table:formula="of:=[.D19]*[.$B$9]" office:value-type="float" office:value="0.416666666666667" calcext:value-type="float">
            <text:p>0,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$B$3]*[.A20]" office:value-type="float" office:value="73.0714285714286" calcext:value-type="float">
            <text:p>73</text:p>
          </table:table-cell>
          <table:table-cell table:style-name="ce1" table:formula="of:=([.A20]*[.$B$3])-([.$B$4])" office:value-type="float" office:value="66.9821428571429" calcext:value-type="float">
            <text:p>67</text:p>
          </table:table-cell>
          <table:table-cell table:style-name="ce1" table:formula="of:=[.A20]*[.$B$8]" office:value-type="float" office:value="292.5" calcext:value-type="float">
            <text:p>293</text:p>
          </table:table-cell>
          <table:table-cell office:value-type="string" calcext:value-type="string">
            <text:p>F#</text:p>
          </table:table-cell>
          <table:table-cell table:formula="of:=[.D20]*[.$B$9]" office:value-type="float" office:value="0.5" calcext:value-type="float">
            <text:p>0,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[.$B$3]*[.A21]" office:value-type="float" office:value="85.25" calcext:value-type="float">
            <text:p>85</text:p>
          </table:table-cell>
          <table:table-cell table:style-name="ce1" table:formula="of:=([.A21]*[.$B$3])-([.$B$4])" office:value-type="float" office:value="79.1607142857143" calcext:value-type="float">
            <text:p>79</text:p>
          </table:table-cell>
          <table:table-cell table:style-name="ce1" table:formula="of:=[.A21]*[.$B$8]" office:value-type="float" office:value="341.25" calcext:value-type="float">
            <text:p>341</text:p>
          </table:table-cell>
          <table:table-cell office:value-type="string" calcext:value-type="string">
            <text:p>G</text:p>
          </table:table-cell>
          <table:table-cell table:formula="of:=[.D21]*[.$B$9]" office:value-type="float" office:value="0.583333333333333" calcext:value-type="float">
            <text:p>0,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$B$3]*[.A22]" office:value-type="float" office:value="97.4285714285714" calcext:value-type="float">
            <text:p>97</text:p>
          </table:table-cell>
          <table:table-cell table:style-name="ce1" table:formula="of:=([.A22]*[.$B$3])-([.$B$4])" office:value-type="float" office:value="91.3392857142857" calcext:value-type="float">
            <text:p>91</text:p>
          </table:table-cell>
          <table:table-cell table:style-name="ce1" table:formula="of:=[.A22]*[.$B$8]" office:value-type="float" office:value="390" calcext:value-type="float">
            <text:p>390</text:p>
          </table:table-cell>
          <table:table-cell office:value-type="string" calcext:value-type="string">
            <text:p>G#</text:p>
          </table:table-cell>
          <table:table-cell table:formula="of:=[.D22]*[.$B$9]" office:value-type="float" office:value="0.666666666666667" calcext:value-type="float">
            <text:p>0,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[.$B$3]*[.A23]" office:value-type="float" office:value="109.607142857143" calcext:value-type="float">
            <text:p>110</text:p>
          </table:table-cell>
          <table:table-cell table:style-name="ce1" table:formula="of:=([.A23]*[.$B$3])-([.$B$4])" office:value-type="float" office:value="103.517857142857" calcext:value-type="float">
            <text:p>104</text:p>
          </table:table-cell>
          <table:table-cell table:style-name="ce1" table:formula="of:=[.A23]*[.$B$8]" office:value-type="float" office:value="438.75" calcext:value-type="float">
            <text:p>439</text:p>
          </table:table-cell>
          <table:table-cell office:value-type="string" calcext:value-type="string">
            <text:p>A</text:p>
          </table:table-cell>
          <table:table-cell table:formula="of:=[.D23]*[.$B$9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[.$B$3]*[.A24]" office:value-type="float" office:value="121.785714285714" calcext:value-type="float">
            <text:p>122</text:p>
          </table:table-cell>
          <table:table-cell table:style-name="ce1" table:formula="of:=([.A24]*[.$B$3])-([.$B$4])" office:value-type="float" office:value="115.696428571429" calcext:value-type="float">
            <text:p>116</text:p>
          </table:table-cell>
          <table:table-cell table:style-name="ce1" table:formula="of:=[.A24]*[.$B$8]" office:value-type="float" office:value="487.5" calcext:value-type="float">
            <text:p>488</text:p>
          </table:table-cell>
          <table:table-cell office:value-type="string" calcext:value-type="string">
            <text:p>A#</text:p>
          </table:table-cell>
          <table:table-cell table:formula="of:=[.D24]*[.$B$9]" office:value-type="float" office:value="0.833333333333333" calcext:value-type="float">
            <text:p>0,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[.$B$3]*[.A25]" office:value-type="float" office:value="133.964285714286" calcext:value-type="float">
            <text:p>134</text:p>
          </table:table-cell>
          <table:table-cell table:style-name="ce1" table:formula="of:=([.A25]*[.$B$3])-([.$B$4])" office:value-type="float" office:value="127.875" calcext:value-type="float">
            <text:p>128</text:p>
          </table:table-cell>
          <table:table-cell table:style-name="ce1" table:formula="of:=[.A25]*[.$B$8]" office:value-type="float" office:value="536.25" calcext:value-type="float">
            <text:p>536</text:p>
          </table:table-cell>
          <table:table-cell office:value-type="string" calcext:value-type="string">
            <text:p>B</text:p>
          </table:table-cell>
          <table:table-cell table:formula="of:=[.D25]*[.$B$9]" office:value-type="float" office:value="0.916666666666667" calcext:value-type="float">
            <text:p>0,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[.$B$3]*[.A26]" office:value-type="float" office:value="146.142857142857" calcext:value-type="float">
            <text:p>146</text:p>
          </table:table-cell>
          <table:table-cell table:style-name="ce1" table:formula="of:=([.A26]*[.$B$3])-([.$B$4])" office:value-type="float" office:value="140.053571428571" calcext:value-type="float">
            <text:p>140</text:p>
          </table:table-cell>
          <table:table-cell table:style-name="ce1" table:formula="of:=[.A26]*[.$B$8]" office:value-type="float" office:value="585" calcext:value-type="float">
            <text:p>585</text:p>
          </table:table-cell>
          <table:table-cell table:style-name="ce25" office:value-type="string" calcext:value-type="string">
            <text:p>C</text:p>
          </table:table-cell>
          <table:table-cell table:formula="of:=[.D26]*[.$B$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[.$B$3]*[.A27]" office:value-type="float" office:value="158.321428571429" calcext:value-type="float">
            <text:p>158</text:p>
          </table:table-cell>
          <table:table-cell table:style-name="ce1" table:formula="of:=([.A27]*[.$B$3])-([.$B$4])" office:value-type="float" office:value="152.232142857143" calcext:value-type="float">
            <text:p>152</text:p>
          </table:table-cell>
          <table:table-cell table:style-name="ce1" table:formula="of:=[.A27]*[.$B$8]" office:value-type="float" office:value="633.75" calcext:value-type="float">
            <text:p>634</text:p>
          </table:table-cell>
          <table:table-cell office:value-type="string" calcext:value-type="string">
            <text:p>C#</text:p>
          </table:table-cell>
          <table:table-cell table:formula="of:=[.D27]*[.$B$9]" office:value-type="float" office:value="1.08333333333333" calcext:value-type="float">
            <text:p>1,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[.$B$3]*[.A28]" office:value-type="float" office:value="170.5" calcext:value-type="float">
            <text:p>171</text:p>
          </table:table-cell>
          <table:table-cell table:style-name="ce1" table:formula="of:=([.A28]*[.$B$3])-([.$B$4])" office:value-type="float" office:value="164.410714285714" calcext:value-type="float">
            <text:p>164</text:p>
          </table:table-cell>
          <table:table-cell table:style-name="ce1" table:formula="of:=[.A28]*[.$B$8]" office:value-type="float" office:value="682.5" calcext:value-type="float">
            <text:p>683</text:p>
          </table:table-cell>
          <table:table-cell office:value-type="string" calcext:value-type="string">
            <text:p>D</text:p>
          </table:table-cell>
          <table:table-cell table:formula="of:=[.D28]*[.$B$9]" office:value-type="float" office:value="1.16666666666667" calcext:value-type="float">
            <text:p>1,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[.$B$3]*[.A29]" office:value-type="float" office:value="182.678571428571" calcext:value-type="float">
            <text:p>183</text:p>
          </table:table-cell>
          <table:table-cell table:style-name="ce1" table:formula="of:=([.A29]*[.$B$3])-([.$B$4])" office:value-type="float" office:value="176.589285714286" calcext:value-type="float">
            <text:p>177</text:p>
          </table:table-cell>
          <table:table-cell table:style-name="ce1" table:formula="of:=[.A29]*[.$B$8]" office:value-type="float" office:value="731.25" calcext:value-type="float">
            <text:p>731</text:p>
          </table:table-cell>
          <table:table-cell office:value-type="string" calcext:value-type="string">
            <text:p>D#</text:p>
          </table:table-cell>
          <table:table-cell table:formula="of:=[.D29]*[.$B$9]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[.$B$3]*[.A30]" office:value-type="float" office:value="194.857142857143" calcext:value-type="float">
            <text:p>195</text:p>
          </table:table-cell>
          <table:table-cell table:style-name="ce1" table:formula="of:=([.A30]*[.$B$3])-([.$B$4])" office:value-type="float" office:value="188.767857142857" calcext:value-type="float">
            <text:p>189</text:p>
          </table:table-cell>
          <table:table-cell table:style-name="ce1" table:formula="of:=[.A30]*[.$B$8]" office:value-type="float" office:value="780" calcext:value-type="float">
            <text:p>780</text:p>
          </table:table-cell>
          <table:table-cell office:value-type="string" calcext:value-type="string">
            <text:p>E</text:p>
          </table:table-cell>
          <table:table-cell table:formula="of:=[.D30]*[.$B$9]" office:value-type="float" office:value="1.33333333333333" calcext:value-type="float">
            <text:p>1,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formula="of:=[.$B$3]*[.A31]" office:value-type="float" office:value="207.035714285714" calcext:value-type="float">
            <text:p>207</text:p>
          </table:table-cell>
          <table:table-cell table:style-name="ce1" table:formula="of:=([.A31]*[.$B$3])-([.$B$4])" office:value-type="float" office:value="200.946428571429" calcext:value-type="float">
            <text:p>201</text:p>
          </table:table-cell>
          <table:table-cell table:style-name="ce1" table:formula="of:=[.A31]*[.$B$8]" office:value-type="float" office:value="828.75" calcext:value-type="float">
            <text:p>829</text:p>
          </table:table-cell>
          <table:table-cell office:value-type="string" calcext:value-type="string">
            <text:p>F</text:p>
          </table:table-cell>
          <table:table-cell table:formula="of:=[.D31]*[.$B$9]" office:value-type="float" office:value="1.41666666666667" calcext:value-type="float">
            <text:p>1,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[.$B$3]*[.A32]" office:value-type="float" office:value="219.214285714286" calcext:value-type="float">
            <text:p>219</text:p>
          </table:table-cell>
          <table:table-cell table:style-name="ce1" table:formula="of:=([.A32]*[.$B$3])-([.$B$4])" office:value-type="float" office:value="213.125" calcext:value-type="float">
            <text:p>213</text:p>
          </table:table-cell>
          <table:table-cell table:style-name="ce1" table:formula="of:=[.A32]*[.$B$8]" office:value-type="float" office:value="877.5" calcext:value-type="float">
            <text:p>878</text:p>
          </table:table-cell>
          <table:table-cell office:value-type="string" calcext:value-type="string">
            <text:p>F#</text:p>
          </table:table-cell>
          <table:table-cell table:formula="of:=[.D32]*[.$B$9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formula="of:=[.$B$3]*[.A33]" office:value-type="float" office:value="231.392857142857" calcext:value-type="float">
            <text:p>231</text:p>
          </table:table-cell>
          <table:table-cell table:style-name="ce1" table:formula="of:=([.A33]*[.$B$3])-([.$B$4])" office:value-type="float" office:value="225.303571428571" calcext:value-type="float">
            <text:p>225</text:p>
          </table:table-cell>
          <table:table-cell table:style-name="ce1" table:formula="of:=[.A33]*[.$B$8]" office:value-type="float" office:value="926.25" calcext:value-type="float">
            <text:p>926</text:p>
          </table:table-cell>
          <table:table-cell office:value-type="string" calcext:value-type="string">
            <text:p>G</text:p>
          </table:table-cell>
          <table:table-cell table:formula="of:=[.D33]*[.$B$9]" office:value-type="float" office:value="1.58333333333333" calcext:value-type="float">
            <text:p>1,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[.$B$3]*[.A34]" office:value-type="float" office:value="243.571428571429" calcext:value-type="float">
            <text:p>244</text:p>
          </table:table-cell>
          <table:table-cell table:style-name="ce1" table:formula="of:=([.A34]*[.$B$3])-([.$B$4])" office:value-type="float" office:value="237.482142857143" calcext:value-type="float">
            <text:p>237</text:p>
          </table:table-cell>
          <table:table-cell table:style-name="ce1" table:formula="of:=[.A34]*[.$B$8]" office:value-type="float" office:value="975" calcext:value-type="float">
            <text:p>975</text:p>
          </table:table-cell>
          <table:table-cell office:value-type="string" calcext:value-type="string">
            <text:p>G#</text:p>
          </table:table-cell>
          <table:table-cell table:formula="of:=[.D34]*[.$B$9]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[.$B$3]*[.A35]" office:value-type="float" office:value="255.75" calcext:value-type="float">
            <text:p>256</text:p>
          </table:table-cell>
          <table:table-cell table:style-name="ce1" table:formula="of:=([.A35]*[.$B$3])-([.$B$4])" office:value-type="float" office:value="249.660714285714" calcext:value-type="float">
            <text:p>250</text:p>
          </table:table-cell>
          <table:table-cell table:style-name="ce1" table:formula="of:=[.A35]*[.$B$8]" office:value-type="float" office:value="1023.75" calcext:value-type="float">
            <text:p>1024</text:p>
          </table:table-cell>
          <table:table-cell office:value-type="string" calcext:value-type="string">
            <text:p>A</text:p>
          </table:table-cell>
          <table:table-cell table:formula="of:=[.D35]*[.$B$9]"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[.$B$3]*[.A36]" office:value-type="float" office:value="267.928571428571" calcext:value-type="float">
            <text:p>268</text:p>
          </table:table-cell>
          <table:table-cell table:style-name="ce1" table:formula="of:=([.A36]*[.$B$3])-([.$B$4])" office:value-type="float" office:value="261.839285714286" calcext:value-type="float">
            <text:p>262</text:p>
          </table:table-cell>
          <table:table-cell table:style-name="ce1" table:formula="of:=[.A36]*[.$B$8]" office:value-type="float" office:value="1072.5" calcext:value-type="float">
            <text:p>1073</text:p>
          </table:table-cell>
          <table:table-cell office:value-type="string" calcext:value-type="string">
            <text:p>A#</text:p>
          </table:table-cell>
          <table:table-cell table:formula="of:=[.D36]*[.$B$9]" office:value-type="float" office:value="1.83333333333333" calcext:value-type="float">
            <text:p>1,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formula="of:=[.$B$3]*[.A37]" office:value-type="float" office:value="280.107142857143" calcext:value-type="float">
            <text:p>280</text:p>
          </table:table-cell>
          <table:table-cell table:style-name="ce1" table:formula="of:=([.A37]*[.$B$3])-([.$B$4])" office:value-type="float" office:value="274.017857142857" calcext:value-type="float">
            <text:p>274</text:p>
          </table:table-cell>
          <table:table-cell table:style-name="ce1" table:formula="of:=[.A37]*[.$B$8]" office:value-type="float" office:value="1121.25" calcext:value-type="float">
            <text:p>1121</text:p>
          </table:table-cell>
          <table:table-cell office:value-type="string" calcext:value-type="string">
            <text:p>B</text:p>
          </table:table-cell>
          <table:table-cell table:formula="of:=[.D37]*[.$B$9]" office:value-type="float" office:value="1.91666666666667" calcext:value-type="float">
            <text:p>1,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[.$B$3]*[.A38]" office:value-type="float" office:value="292.285714285714" calcext:value-type="float">
            <text:p>292</text:p>
          </table:table-cell>
          <table:table-cell table:style-name="ce1" table:formula="of:=([.A38]*[.$B$3])-([.$B$4])" office:value-type="float" office:value="286.196428571429" calcext:value-type="float">
            <text:p>286</text:p>
          </table:table-cell>
          <table:table-cell table:style-name="ce1" table:formula="of:=[.A38]*[.$B$8]" office:value-type="float" office:value="1170" calcext:value-type="float">
            <text:p>1170</text:p>
          </table:table-cell>
          <table:table-cell table:style-name="ce25" office:value-type="string" calcext:value-type="string">
            <text:p>C</text:p>
          </table:table-cell>
          <table:table-cell table:formula="of:=[.D38]*[.$B$9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[.$B$3]*[.A39]" office:value-type="float" office:value="304.464285714286" calcext:value-type="float">
            <text:p>304</text:p>
          </table:table-cell>
          <table:table-cell table:style-name="ce1" table:formula="of:=([.A39]*[.$B$3])-([.$B$4])" office:value-type="float" office:value="298.375" calcext:value-type="float">
            <text:p>298</text:p>
          </table:table-cell>
          <table:table-cell table:style-name="ce1" table:formula="of:=[.A39]*[.$B$8]" office:value-type="float" office:value="1218.75" calcext:value-type="float">
            <text:p>1219</text:p>
          </table:table-cell>
          <table:table-cell office:value-type="string" calcext:value-type="string">
            <text:p>C#</text:p>
          </table:table-cell>
          <table:table-cell table:formula="of:=[.D39]*[.$B$9]" office:value-type="float" office:value="2.08333333333333" calcext:value-type="float">
            <text:p>2,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[.$B$3]*[.A40]" office:value-type="float" office:value="316.642857142857" calcext:value-type="float">
            <text:p>317</text:p>
          </table:table-cell>
          <table:table-cell table:style-name="ce1" table:formula="of:=([.A40]*[.$B$3])-([.$B$4])" office:value-type="float" office:value="310.553571428571" calcext:value-type="float">
            <text:p>311</text:p>
          </table:table-cell>
          <table:table-cell table:style-name="ce1" table:formula="of:=[.A40]*[.$B$8]" office:value-type="float" office:value="1267.5" calcext:value-type="float">
            <text:p>1268</text:p>
          </table:table-cell>
          <table:table-cell office:value-type="string" calcext:value-type="string">
            <text:p>D</text:p>
          </table:table-cell>
          <table:table-cell table:formula="of:=[.D40]*[.$B$9]" office:value-type="float" office:value="2.16666666666667" calcext:value-type="float">
            <text:p>2,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[.$B$3]*[.A41]" office:value-type="float" office:value="328.821428571429" calcext:value-type="float">
            <text:p>329</text:p>
          </table:table-cell>
          <table:table-cell table:style-name="ce1" table:formula="of:=([.A41]*[.$B$3])-([.$B$4])" office:value-type="float" office:value="322.732142857143" calcext:value-type="float">
            <text:p>323</text:p>
          </table:table-cell>
          <table:table-cell table:style-name="ce1" table:formula="of:=[.A41]*[.$B$8]" office:value-type="float" office:value="1316.25" calcext:value-type="float">
            <text:p>1316</text:p>
          </table:table-cell>
          <table:table-cell office:value-type="string" calcext:value-type="string">
            <text:p>D#</text:p>
          </table:table-cell>
          <table:table-cell table:formula="of:=[.D41]*[.$B$9]"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formula="of:=[.$B$3]*[.A42]" office:value-type="float" office:value="341" calcext:value-type="float">
            <text:p>341</text:p>
          </table:table-cell>
          <table:table-cell table:style-name="ce1" table:formula="of:=([.A42]*[.$B$3])-([.$B$4])" office:value-type="float" office:value="334.910714285714" calcext:value-type="float">
            <text:p>335</text:p>
          </table:table-cell>
          <table:table-cell table:style-name="ce1" table:formula="of:=[.A42]*[.$B$8]" office:value-type="float" office:value="1365" calcext:value-type="float">
            <text:p>1365</text:p>
          </table:table-cell>
          <table:table-cell office:value-type="string" calcext:value-type="string">
            <text:p>E</text:p>
          </table:table-cell>
          <table:table-cell table:formula="of:=[.D42]*[.$B$9]" office:value-type="float" office:value="2.33333333333333" calcext:value-type="float">
            <text:p>2,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table:formula="of:=[.$B$3]*[.A43]" office:value-type="float" office:value="353.178571428571" calcext:value-type="float">
            <text:p>353</text:p>
          </table:table-cell>
          <table:table-cell table:style-name="ce1" table:formula="of:=([.A43]*[.$B$3])-([.$B$4])" office:value-type="float" office:value="347.089285714286" calcext:value-type="float">
            <text:p>347</text:p>
          </table:table-cell>
          <table:table-cell table:style-name="ce1" table:formula="of:=[.A43]*[.$B$8]" office:value-type="float" office:value="1413.75" calcext:value-type="float">
            <text:p>1414</text:p>
          </table:table-cell>
          <table:table-cell office:value-type="string" calcext:value-type="string">
            <text:p>F</text:p>
          </table:table-cell>
          <table:table-cell table:formula="of:=[.D43]*[.$B$9]" office:value-type="float" office:value="2.41666666666667" calcext:value-type="float">
            <text:p>2,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formula="of:=[.$B$3]*[.A44]" office:value-type="float" office:value="365.357142857143" calcext:value-type="float">
            <text:p>365</text:p>
          </table:table-cell>
          <table:table-cell table:style-name="ce1" table:formula="of:=([.A44]*[.$B$3])-([.$B$4])" office:value-type="float" office:value="359.267857142857" calcext:value-type="float">
            <text:p>359</text:p>
          </table:table-cell>
          <table:table-cell table:style-name="ce1" table:formula="of:=[.A44]*[.$B$8]" office:value-type="float" office:value="1462.5" calcext:value-type="float">
            <text:p>1463</text:p>
          </table:table-cell>
          <table:table-cell office:value-type="string" calcext:value-type="string">
            <text:p>F#</text:p>
          </table:table-cell>
          <table:table-cell table:formula="of:=[.D44]*[.$B$9]"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table:formula="of:=[.$B$3]*[.A45]" office:value-type="float" office:value="377.535714285714" calcext:value-type="float">
            <text:p>378</text:p>
          </table:table-cell>
          <table:table-cell table:style-name="ce1" table:formula="of:=([.A45]*[.$B$3])-([.$B$4])" office:value-type="float" office:value="371.446428571429" calcext:value-type="float">
            <text:p>371</text:p>
          </table:table-cell>
          <table:table-cell table:style-name="ce1" table:formula="of:=[.A45]*[.$B$8]" office:value-type="float" office:value="1511.25" calcext:value-type="float">
            <text:p>1511</text:p>
          </table:table-cell>
          <table:table-cell office:value-type="string" calcext:value-type="string">
            <text:p>G</text:p>
          </table:table-cell>
          <table:table-cell table:formula="of:=[.D45]*[.$B$9]" office:value-type="float" office:value="2.58333333333333" calcext:value-type="float">
            <text:p>2,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$B$3]*[.A46]" office:value-type="float" office:value="389.714285714286" calcext:value-type="float">
            <text:p>390</text:p>
          </table:table-cell>
          <table:table-cell table:style-name="ce1" table:formula="of:=([.A46]*[.$B$3])-([.$B$4])" office:value-type="float" office:value="383.625" calcext:value-type="float">
            <text:p>384</text:p>
          </table:table-cell>
          <table:table-cell table:style-name="ce1" table:formula="of:=[.A46]*[.$B$8]" office:value-type="float" office:value="1560" calcext:value-type="float">
            <text:p>1560</text:p>
          </table:table-cell>
          <table:table-cell office:value-type="string" calcext:value-type="string">
            <text:p>G#</text:p>
          </table:table-cell>
          <table:table-cell table:formula="of:=[.D46]*[.$B$9]" office:value-type="float" office:value="2.66666666666667" calcext:value-type="float">
            <text:p>2,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table:formula="of:=[.$B$3]*[.A47]" office:value-type="float" office:value="401.892857142857" calcext:value-type="float">
            <text:p>402</text:p>
          </table:table-cell>
          <table:table-cell table:style-name="ce1" table:formula="of:=([.A47]*[.$B$3])-([.$B$4])" office:value-type="float" office:value="395.803571428571" calcext:value-type="float">
            <text:p>396</text:p>
          </table:table-cell>
          <table:table-cell table:style-name="ce1" table:formula="of:=[.A47]*[.$B$8]" office:value-type="float" office:value="1608.75" calcext:value-type="float">
            <text:p>1609</text:p>
          </table:table-cell>
          <table:table-cell office:value-type="string" calcext:value-type="string">
            <text:p>A</text:p>
          </table:table-cell>
          <table:table-cell table:formula="of:=[.D47]*[.$B$9]"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formula="of:=[.$B$3]*[.A48]" office:value-type="float" office:value="414.071428571429" calcext:value-type="float">
            <text:p>414</text:p>
          </table:table-cell>
          <table:table-cell table:style-name="ce1" table:formula="of:=([.A48]*[.$B$3])-([.$B$4])" office:value-type="float" office:value="407.982142857143" calcext:value-type="float">
            <text:p>408</text:p>
          </table:table-cell>
          <table:table-cell table:style-name="ce1" table:formula="of:=[.A48]*[.$B$8]" office:value-type="float" office:value="1657.5" calcext:value-type="float">
            <text:p>1658</text:p>
          </table:table-cell>
          <table:table-cell office:value-type="string" calcext:value-type="string">
            <text:p>A#</text:p>
          </table:table-cell>
          <table:table-cell table:formula="of:=[.D48]*[.$B$9]" office:value-type="float" office:value="2.83333333333333" calcext:value-type="float">
            <text:p>2,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table:formula="of:=[.$B$3]*[.A49]" office:value-type="float" office:value="426.25" calcext:value-type="float">
            <text:p>426</text:p>
          </table:table-cell>
          <table:table-cell table:style-name="ce1" table:formula="of:=([.A49]*[.$B$3])-([.$B$4])" office:value-type="float" office:value="420.160714285714" calcext:value-type="float">
            <text:p>420</text:p>
          </table:table-cell>
          <table:table-cell table:style-name="ce1" table:formula="of:=[.A49]*[.$B$8]" office:value-type="float" office:value="1706.25" calcext:value-type="float">
            <text:p>1706</text:p>
          </table:table-cell>
          <table:table-cell office:value-type="string" calcext:value-type="string">
            <text:p>B</text:p>
          </table:table-cell>
          <table:table-cell table:formula="of:=[.D49]*[.$B$9]" office:value-type="float" office:value="2.91666666666667" calcext:value-type="float">
            <text:p>2,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table:formula="of:=[.$B$3]*[.A50]" office:value-type="float" office:value="438.428571428571" calcext:value-type="float">
            <text:p>438</text:p>
          </table:table-cell>
          <table:table-cell table:style-name="ce1" table:formula="of:=([.A50]*[.$B$3])-([.$B$4])" office:value-type="float" office:value="432.339285714286" calcext:value-type="float">
            <text:p>432</text:p>
          </table:table-cell>
          <table:table-cell table:style-name="ce1" table:formula="of:=[.A50]*[.$B$8]" office:value-type="float" office:value="1755" calcext:value-type="float">
            <text:p>1755</text:p>
          </table:table-cell>
          <table:table-cell table:style-name="ce25" office:value-type="string" calcext:value-type="string">
            <text:p>C</text:p>
          </table:table-cell>
          <table:table-cell table:formula="of:=[.D50]*[.$B$9]"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table:formula="of:=[.$B$3]*[.A51]" office:value-type="float" office:value="450.607142857143" calcext:value-type="float">
            <text:p>451</text:p>
          </table:table-cell>
          <table:table-cell table:style-name="ce1" table:formula="of:=([.A51]*[.$B$3])-([.$B$4])" office:value-type="float" office:value="444.517857142857" calcext:value-type="float">
            <text:p>445</text:p>
          </table:table-cell>
          <table:table-cell table:style-name="ce1" table:formula="of:=[.A51]*[.$B$8]" office:value-type="float" office:value="1803.75" calcext:value-type="float">
            <text:p>1804</text:p>
          </table:table-cell>
          <table:table-cell office:value-type="string" calcext:value-type="string">
            <text:p>C#</text:p>
          </table:table-cell>
          <table:table-cell table:formula="of:=[.D51]*[.$B$9]" office:value-type="float" office:value="3.08333333333333" calcext:value-type="float">
            <text:p>3,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formula="of:=[.$B$3]*[.A52]" office:value-type="float" office:value="462.785714285714" calcext:value-type="float">
            <text:p>463</text:p>
          </table:table-cell>
          <table:table-cell table:style-name="ce1" table:formula="of:=([.A52]*[.$B$3])-([.$B$4])" office:value-type="float" office:value="456.696428571429" calcext:value-type="float">
            <text:p>457</text:p>
          </table:table-cell>
          <table:table-cell table:style-name="ce1" table:formula="of:=[.A52]*[.$B$8]" office:value-type="float" office:value="1852.5" calcext:value-type="float">
            <text:p>1853</text:p>
          </table:table-cell>
          <table:table-cell office:value-type="string" calcext:value-type="string">
            <text:p>D</text:p>
          </table:table-cell>
          <table:table-cell table:formula="of:=[.D52]*[.$B$9]" office:value-type="float" office:value="3.16666666666667" calcext:value-type="float">
            <text:p>3,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table:formula="of:=[.$B$3]*[.A53]" office:value-type="float" office:value="474.964285714286" calcext:value-type="float">
            <text:p>475</text:p>
          </table:table-cell>
          <table:table-cell table:style-name="ce1" table:formula="of:=([.A53]*[.$B$3])-([.$B$4])" office:value-type="float" office:value="468.875" calcext:value-type="float">
            <text:p>469</text:p>
          </table:table-cell>
          <table:table-cell table:style-name="ce1" table:formula="of:=[.A53]*[.$B$8]" office:value-type="float" office:value="1901.25" calcext:value-type="float">
            <text:p>1901</text:p>
          </table:table-cell>
          <table:table-cell office:value-type="string" calcext:value-type="string">
            <text:p>D#</text:p>
          </table:table-cell>
          <table:table-cell table:formula="of:=[.D53]*[.$B$9]"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formula="of:=[.$B$3]*[.A54]" office:value-type="float" office:value="487.142857142857" calcext:value-type="float">
            <text:p>487</text:p>
          </table:table-cell>
          <table:table-cell table:style-name="ce1" table:formula="of:=([.A54]*[.$B$3])-([.$B$4])" office:value-type="float" office:value="481.053571428572" calcext:value-type="float">
            <text:p>481</text:p>
          </table:table-cell>
          <table:table-cell table:style-name="ce1" table:formula="of:=[.A54]*[.$B$8]" office:value-type="float" office:value="1950" calcext:value-type="float">
            <text:p>1950</text:p>
          </table:table-cell>
          <table:table-cell office:value-type="string" calcext:value-type="string">
            <text:p>E</text:p>
          </table:table-cell>
          <table:table-cell table:formula="of:=[.D54]*[.$B$9]" office:value-type="float" office:value="3.33333333333333" calcext:value-type="float">
            <text:p>3,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table:formula="of:=[.$B$3]*[.A55]" office:value-type="float" office:value="499.321428571429" calcext:value-type="float">
            <text:p>499</text:p>
          </table:table-cell>
          <table:table-cell table:style-name="ce1" table:formula="of:=([.A55]*[.$B$3])-([.$B$4])" office:value-type="float" office:value="493.232142857143" calcext:value-type="float">
            <text:p>493</text:p>
          </table:table-cell>
          <table:table-cell table:style-name="ce1" table:formula="of:=[.A55]*[.$B$8]" office:value-type="float" office:value="1998.75" calcext:value-type="float">
            <text:p>1999</text:p>
          </table:table-cell>
          <table:table-cell office:value-type="string" calcext:value-type="string">
            <text:p>F</text:p>
          </table:table-cell>
          <table:table-cell table:formula="of:=[.D55]*[.$B$9]" office:value-type="float" office:value="3.41666666666667" calcext:value-type="float">
            <text:p>3,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table:formula="of:=[.$B$3]*[.A56]" office:value-type="float" office:value="511.5" calcext:value-type="float">
            <text:p>512</text:p>
          </table:table-cell>
          <table:table-cell table:style-name="ce1" table:formula="of:=([.A56]*[.$B$3])-([.$B$4])" office:value-type="float" office:value="505.410714285714" calcext:value-type="float">
            <text:p>505</text:p>
          </table:table-cell>
          <table:table-cell table:style-name="ce1" table:formula="of:=[.A56]*[.$B$8]" office:value-type="float" office:value="2047.5" calcext:value-type="float">
            <text:p>2048</text:p>
          </table:table-cell>
          <table:table-cell office:value-type="string" calcext:value-type="string">
            <text:p>F#</text:p>
          </table:table-cell>
          <table:table-cell table:formula="of:=[.D56]*[.$B$9]" office:value-type="float" office:value="3.5" calcext:value-type="float">
            <text:p>3,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table:formula="of:=[.$B$3]*[.A57]" office:value-type="float" office:value="523.678571428571" calcext:value-type="float">
            <text:p>524</text:p>
          </table:table-cell>
          <table:table-cell table:style-name="ce1" table:formula="of:=([.A57]*[.$B$3])-([.$B$4])" office:value-type="float" office:value="517.589285714286" calcext:value-type="float">
            <text:p>518</text:p>
          </table:table-cell>
          <table:table-cell table:style-name="ce1" table:formula="of:=[.A57]*[.$B$8]" office:value-type="float" office:value="2096.25" calcext:value-type="float">
            <text:p>2096</text:p>
          </table:table-cell>
          <table:table-cell office:value-type="string" calcext:value-type="string">
            <text:p>G</text:p>
          </table:table-cell>
          <table:table-cell table:formula="of:=[.D57]*[.$B$9]" office:value-type="float" office:value="3.58333333333333" calcext:value-type="float">
            <text:p>3,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table:formula="of:=[.$B$3]*[.A58]" office:value-type="float" office:value="535.857142857143" calcext:value-type="float">
            <text:p>536</text:p>
          </table:table-cell>
          <table:table-cell table:style-name="ce1" table:formula="of:=([.A58]*[.$B$3])-([.$B$4])" office:value-type="float" office:value="529.767857142857" calcext:value-type="float">
            <text:p>530</text:p>
          </table:table-cell>
          <table:table-cell table:style-name="ce1" table:formula="of:=[.A58]*[.$B$8]" office:value-type="float" office:value="2145" calcext:value-type="float">
            <text:p>2145</text:p>
          </table:table-cell>
          <table:table-cell office:value-type="string" calcext:value-type="string">
            <text:p>G#</text:p>
          </table:table-cell>
          <table:table-cell table:formula="of:=[.D58]*[.$B$9]" office:value-type="float" office:value="3.66666666666667" calcext:value-type="float">
            <text:p>3,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table:formula="of:=[.$B$3]*[.A59]" office:value-type="float" office:value="548.035714285714" calcext:value-type="float">
            <text:p>548</text:p>
          </table:table-cell>
          <table:table-cell table:style-name="ce1" table:formula="of:=([.A59]*[.$B$3])-([.$B$4])" office:value-type="float" office:value="541.946428571429" calcext:value-type="float">
            <text:p>542</text:p>
          </table:table-cell>
          <table:table-cell table:style-name="ce1" table:formula="of:=[.A59]*[.$B$8]" office:value-type="float" office:value="2193.75" calcext:value-type="float">
            <text:p>2194</text:p>
          </table:table-cell>
          <table:table-cell office:value-type="string" calcext:value-type="string">
            <text:p>A</text:p>
          </table:table-cell>
          <table:table-cell table:formula="of:=[.D59]*[.$B$9]"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table:formula="of:=[.$B$3]*[.A60]" office:value-type="float" office:value="560.214285714286" calcext:value-type="float">
            <text:p>560</text:p>
          </table:table-cell>
          <table:table-cell table:style-name="ce1" table:formula="of:=([.A60]*[.$B$3])-([.$B$4])" office:value-type="float" office:value="554.125" calcext:value-type="float">
            <text:p>554</text:p>
          </table:table-cell>
          <table:table-cell table:style-name="ce1" table:formula="of:=[.A60]*[.$B$8]" office:value-type="float" office:value="2242.5" calcext:value-type="float">
            <text:p>2243</text:p>
          </table:table-cell>
          <table:table-cell office:value-type="string" calcext:value-type="string">
            <text:p>A#</text:p>
          </table:table-cell>
          <table:table-cell table:formula="of:=[.D60]*[.$B$9]" office:value-type="float" office:value="3.83333333333333" calcext:value-type="float">
            <text:p>3,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table:formula="of:=[.$B$3]*[.A61]" office:value-type="float" office:value="572.392857142857" calcext:value-type="float">
            <text:p>572</text:p>
          </table:table-cell>
          <table:table-cell table:style-name="ce1" table:formula="of:=([.A61]*[.$B$3])-([.$B$4])" office:value-type="float" office:value="566.303571428572" calcext:value-type="float">
            <text:p>566</text:p>
          </table:table-cell>
          <table:table-cell table:style-name="ce1" table:formula="of:=[.A61]*[.$B$8]" office:value-type="float" office:value="2291.25" calcext:value-type="float">
            <text:p>2291</text:p>
          </table:table-cell>
          <table:table-cell office:value-type="string" calcext:value-type="string">
            <text:p>B</text:p>
          </table:table-cell>
          <table:table-cell table:formula="of:=[.D61]*[.$B$9]" office:value-type="float" office:value="3.91666666666667" calcext:value-type="float">
            <text:p>3,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table:formula="of:=[.$B$3]*[.A62]" office:value-type="float" office:value="584.571428571429" calcext:value-type="float">
            <text:p>585</text:p>
          </table:table-cell>
          <table:table-cell table:style-name="ce1" table:formula="of:=([.A62]*[.$B$3])-([.$B$4])" office:value-type="float" office:value="578.482142857143" calcext:value-type="float">
            <text:p>578</text:p>
          </table:table-cell>
          <table:table-cell table:style-name="ce1" table:formula="of:=[.A62]*[.$B$8]" office:value-type="float" office:value="2340" calcext:value-type="float">
            <text:p>2340</text:p>
          </table:table-cell>
          <table:table-cell table:style-name="ce25" office:value-type="string" calcext:value-type="string">
            <text:p>C</text:p>
          </table:table-cell>
          <table:table-cell table:formula="of:=[.D62]*[.$B$9]" office:value-type="float" office:value="4" calcext:value-type="float">
            <text:p>4,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table:formula="of:=[.$B$3]*[.A63]" office:value-type="float" office:value="596.75" calcext:value-type="float">
            <text:p>597</text:p>
          </table:table-cell>
          <table:table-cell table:style-name="ce1" table:formula="of:=([.A63]*[.$B$3])-([.$B$4])" office:value-type="float" office:value="590.660714285714" calcext:value-type="float">
            <text:p>591</text:p>
          </table:table-cell>
          <table:table-cell table:style-name="ce1" table:formula="of:=[.A63]*[.$B$8]" office:value-type="float" office:value="2388.75" calcext:value-type="float">
            <text:p>2389</text:p>
          </table:table-cell>
          <table:table-cell office:value-type="string" calcext:value-type="string">
            <text:p>C#</text:p>
          </table:table-cell>
          <table:table-cell table:formula="of:=[.D63]*[.$B$9]" office:value-type="float" office:value="4.08333333333333" calcext:value-type="float">
            <text:p>4,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formula="of:=[.$B$3]*[.A64]" office:value-type="float" office:value="608.928571428571" calcext:value-type="float">
            <text:p>609</text:p>
          </table:table-cell>
          <table:table-cell table:style-name="ce1" table:formula="of:=([.A64]*[.$B$3])-([.$B$4])" office:value-type="float" office:value="602.839285714286" calcext:value-type="float">
            <text:p>603</text:p>
          </table:table-cell>
          <table:table-cell table:style-name="ce1" table:formula="of:=[.A64]*[.$B$8]" office:value-type="float" office:value="2437.5" calcext:value-type="float">
            <text:p>2438</text:p>
          </table:table-cell>
          <table:table-cell office:value-type="string" calcext:value-type="string">
            <text:p>D</text:p>
          </table:table-cell>
          <table:table-cell table:formula="of:=[.D64]*[.$B$9]" office:value-type="float" office:value="4.16666666666667" calcext:value-type="float">
            <text:p>4,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table:formula="of:=[.$B$3]*[.A65]" office:value-type="float" office:value="621.107142857143" calcext:value-type="float">
            <text:p>621</text:p>
          </table:table-cell>
          <table:table-cell table:style-name="ce1" table:formula="of:=([.A65]*[.$B$3])-([.$B$4])" office:value-type="float" office:value="615.017857142857" calcext:value-type="float">
            <text:p>615</text:p>
          </table:table-cell>
          <table:table-cell table:style-name="ce1" table:formula="of:=[.A65]*[.$B$8]" office:value-type="float" office:value="2486.25" calcext:value-type="float">
            <text:p>2486</text:p>
          </table:table-cell>
          <table:table-cell office:value-type="string" calcext:value-type="string">
            <text:p>D#</text:p>
          </table:table-cell>
          <table:table-cell table:formula="of:=[.D65]*[.$B$9]"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table:formula="of:=[.$B$3]*[.A66]" office:value-type="float" office:value="633.285714285714" calcext:value-type="float">
            <text:p>633</text:p>
          </table:table-cell>
          <table:table-cell table:style-name="ce1" table:formula="of:=([.A66]*[.$B$3])-([.$B$4])" office:value-type="float" office:value="627.196428571429" calcext:value-type="float">
            <text:p>627</text:p>
          </table:table-cell>
          <table:table-cell table:style-name="ce1" table:formula="of:=[.A66]*[.$B$8]" office:value-type="float" office:value="2535" calcext:value-type="float">
            <text:p>2535</text:p>
          </table:table-cell>
          <table:table-cell office:value-type="string" calcext:value-type="string">
            <text:p>E</text:p>
          </table:table-cell>
          <table:table-cell table:formula="of:=[.D66]*[.$B$9]" office:value-type="float" office:value="4.33333333333333" calcext:value-type="float">
            <text:p>4,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table:formula="of:=[.$B$3]*[.A67]" office:value-type="float" office:value="645.464285714286" calcext:value-type="float">
            <text:p>645</text:p>
          </table:table-cell>
          <table:table-cell table:style-name="ce1" table:formula="of:=([.A67]*[.$B$3])-([.$B$4])" office:value-type="float" office:value="639.375" calcext:value-type="float">
            <text:p>639</text:p>
          </table:table-cell>
          <table:table-cell table:style-name="ce1" table:formula="of:=[.A67]*[.$B$8]" office:value-type="float" office:value="2583.75" calcext:value-type="float">
            <text:p>2584</text:p>
          </table:table-cell>
          <table:table-cell office:value-type="string" calcext:value-type="string">
            <text:p>F</text:p>
          </table:table-cell>
          <table:table-cell table:formula="of:=[.D67]*[.$B$9]" office:value-type="float" office:value="4.41666666666667" calcext:value-type="float">
            <text:p>4,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table:formula="of:=[.$B$3]*[.A68]" office:value-type="float" office:value="657.642857142857" calcext:value-type="float">
            <text:p>658</text:p>
          </table:table-cell>
          <table:table-cell table:style-name="ce1" table:formula="of:=([.A68]*[.$B$3])-([.$B$4])" office:value-type="float" office:value="651.553571428572" calcext:value-type="float">
            <text:p>652</text:p>
          </table:table-cell>
          <table:table-cell table:style-name="ce1" table:formula="of:=[.A68]*[.$B$8]" office:value-type="float" office:value="2632.5" calcext:value-type="float">
            <text:p>2633</text:p>
          </table:table-cell>
          <table:table-cell office:value-type="string" calcext:value-type="string">
            <text:p>F#</text:p>
          </table:table-cell>
          <table:table-cell table:formula="of:=[.D68]*[.$B$9]" office:value-type="float" office:value="4.5" calcext:value-type="float">
            <text:p>4,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table:formula="of:=[.$B$3]*[.A69]" office:value-type="float" office:value="669.821428571429" calcext:value-type="float">
            <text:p>670</text:p>
          </table:table-cell>
          <table:table-cell table:style-name="ce1" table:formula="of:=([.A69]*[.$B$3])-([.$B$4])" office:value-type="float" office:value="663.732142857143" calcext:value-type="float">
            <text:p>664</text:p>
          </table:table-cell>
          <table:table-cell table:style-name="ce1" table:formula="of:=[.A69]*[.$B$8]" office:value-type="float" office:value="2681.25" calcext:value-type="float">
            <text:p>2681</text:p>
          </table:table-cell>
          <table:table-cell office:value-type="string" calcext:value-type="string">
            <text:p>G</text:p>
          </table:table-cell>
          <table:table-cell table:formula="of:=[.D69]*[.$B$9]" office:value-type="float" office:value="4.58333333333333" calcext:value-type="float">
            <text:p>4,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table:formula="of:=[.$B$3]*[.A70]" office:value-type="float" office:value="682" calcext:value-type="float">
            <text:p>682</text:p>
          </table:table-cell>
          <table:table-cell table:style-name="ce1" table:formula="of:=([.A70]*[.$B$3])-([.$B$4])" office:value-type="float" office:value="675.910714285714" calcext:value-type="float">
            <text:p>676</text:p>
          </table:table-cell>
          <table:table-cell table:style-name="ce1" table:formula="of:=[.A70]*[.$B$8]" office:value-type="float" office:value="2730" calcext:value-type="float">
            <text:p>2730</text:p>
          </table:table-cell>
          <table:table-cell office:value-type="string" calcext:value-type="string">
            <text:p>G#</text:p>
          </table:table-cell>
          <table:table-cell table:formula="of:=[.D70]*[.$B$9]" office:value-type="float" office:value="4.66666666666667" calcext:value-type="float">
            <text:p>4,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table:formula="of:=[.$B$3]*[.A71]" office:value-type="float" office:value="694.178571428571" calcext:value-type="float">
            <text:p>694</text:p>
          </table:table-cell>
          <table:table-cell table:style-name="ce1" table:formula="of:=([.A71]*[.$B$3])-([.$B$4])" office:value-type="float" office:value="688.089285714286" calcext:value-type="float">
            <text:p>688</text:p>
          </table:table-cell>
          <table:table-cell table:style-name="ce1" table:formula="of:=[.A71]*[.$B$8]" office:value-type="float" office:value="2778.75" calcext:value-type="float">
            <text:p>2779</text:p>
          </table:table-cell>
          <table:table-cell office:value-type="string" calcext:value-type="string">
            <text:p>A</text:p>
          </table:table-cell>
          <table:table-cell table:formula="of:=[.D71]*[.$B$9]"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table:formula="of:=[.$B$3]*[.A72]" office:value-type="float" office:value="706.357142857143" calcext:value-type="float">
            <text:p>706</text:p>
          </table:table-cell>
          <table:table-cell table:style-name="ce1" table:formula="of:=([.A72]*[.$B$3])-([.$B$4])" office:value-type="float" office:value="700.267857142857" calcext:value-type="float">
            <text:p>700</text:p>
          </table:table-cell>
          <table:table-cell table:style-name="ce1" table:formula="of:=[.A72]*[.$B$8]" office:value-type="float" office:value="2827.5" calcext:value-type="float">
            <text:p>2828</text:p>
          </table:table-cell>
          <table:table-cell office:value-type="string" calcext:value-type="string">
            <text:p>A#</text:p>
          </table:table-cell>
          <table:table-cell table:formula="of:=[.D72]*[.$B$9]" office:value-type="float" office:value="4.83333333333333" calcext:value-type="float">
            <text:p>4,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table:formula="of:=[.$B$3]*[.A73]" office:value-type="float" office:value="718.535714285714" calcext:value-type="float">
            <text:p>719</text:p>
          </table:table-cell>
          <table:table-cell table:style-name="ce1" table:formula="of:=([.A73]*[.$B$3])-([.$B$4])" office:value-type="float" office:value="712.446428571429" calcext:value-type="float">
            <text:p>712</text:p>
          </table:table-cell>
          <table:table-cell table:style-name="ce1" table:formula="of:=[.A73]*[.$B$8]" office:value-type="float" office:value="2876.25" calcext:value-type="float">
            <text:p>2876</text:p>
          </table:table-cell>
          <table:table-cell office:value-type="string" calcext:value-type="string">
            <text:p>B</text:p>
          </table:table-cell>
          <table:table-cell table:formula="of:=[.D73]*[.$B$9]" office:value-type="float" office:value="4.91666666666667" calcext:value-type="float">
            <text:p>4,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table:formula="of:=[.$B$3]*[.A74]" office:value-type="float" office:value="730.714285714286" calcext:value-type="float">
            <text:p>731</text:p>
          </table:table-cell>
          <table:table-cell table:style-name="ce1" table:formula="of:=([.A74]*[.$B$3])-([.$B$4])" office:value-type="float" office:value="724.625" calcext:value-type="float">
            <text:p>725</text:p>
          </table:table-cell>
          <table:table-cell table:style-name="ce1" table:formula="of:=[.A74]*[.$B$8]" office:value-type="float" office:value="2925" calcext:value-type="float">
            <text:p>2925</text:p>
          </table:table-cell>
          <table:table-cell table:style-name="ce25" office:value-type="string" calcext:value-type="string">
            <text:p>C</text:p>
          </table:table-cell>
          <table:table-cell table:formula="of:=[.D74]*[.$B$9]"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table:formula="of:=[.$B$3]*[.A75]" office:value-type="float" office:value="742.892857142857" calcext:value-type="float">
            <text:p>743</text:p>
          </table:table-cell>
          <table:table-cell table:style-name="ce1" table:formula="of:=([.A75]*[.$B$3])-([.$B$4])" office:value-type="float" office:value="736.803571428571" calcext:value-type="float">
            <text:p>737</text:p>
          </table:table-cell>
          <table:table-cell table:style-name="ce1" table:formula="of:=[.A75]*[.$B$8]" office:value-type="float" office:value="2973.75" calcext:value-type="float">
            <text:p>2974</text:p>
          </table:table-cell>
          <table:table-cell office:value-type="string" calcext:value-type="string">
            <text:p>C#</text:p>
          </table:table-cell>
          <table:table-cell table:formula="of:=[.D75]*[.$B$9]" office:value-type="float" office:value="5.08333333333333" calcext:value-type="float">
            <text:p>5,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table:formula="of:=[.$B$3]*[.A76]" office:value-type="float" office:value="755.071428571429" calcext:value-type="float">
            <text:p>755</text:p>
          </table:table-cell>
          <table:table-cell table:style-name="ce1" table:formula="of:=([.A76]*[.$B$3])-([.$B$4])" office:value-type="float" office:value="748.982142857143" calcext:value-type="float">
            <text:p>749</text:p>
          </table:table-cell>
          <table:table-cell table:style-name="ce1" table:formula="of:=[.A76]*[.$B$8]" office:value-type="float" office:value="3022.5" calcext:value-type="float">
            <text:p>3023</text:p>
          </table:table-cell>
          <table:table-cell office:value-type="string" calcext:value-type="string">
            <text:p>D</text:p>
          </table:table-cell>
          <table:table-cell table:formula="of:=[.D76]*[.$B$9]" office:value-type="float" office:value="5.16666666666667" calcext:value-type="float">
            <text:p>5,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table:formula="of:=[.$B$3]*[.A77]" office:value-type="float" office:value="767.25" calcext:value-type="float">
            <text:p>767</text:p>
          </table:table-cell>
          <table:table-cell table:style-name="ce1" table:formula="of:=([.A77]*[.$B$3])-([.$B$4])" office:value-type="float" office:value="761.160714285714" calcext:value-type="float">
            <text:p>761</text:p>
          </table:table-cell>
          <table:table-cell table:style-name="ce1" table:formula="of:=[.A77]*[.$B$8]" office:value-type="float" office:value="3071.25" calcext:value-type="float">
            <text:p>3071</text:p>
          </table:table-cell>
          <table:table-cell office:value-type="string" calcext:value-type="string">
            <text:p>D#</text:p>
          </table:table-cell>
          <table:table-cell table:formula="of:=[.D77]*[.$B$9]"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[.$B$3]*[.A78]" office:value-type="float" office:value="779.428571428571" calcext:value-type="float">
            <text:p>779</text:p>
          </table:table-cell>
          <table:table-cell table:style-name="ce1" table:formula="of:=([.A78]*[.$B$3])-([.$B$4])" office:value-type="float" office:value="773.339285714286" calcext:value-type="float">
            <text:p>773</text:p>
          </table:table-cell>
          <table:table-cell table:style-name="ce1" table:formula="of:=[.A78]*[.$B$8]" office:value-type="float" office:value="3120" calcext:value-type="float">
            <text:p>3120</text:p>
          </table:table-cell>
          <table:table-cell office:value-type="string" calcext:value-type="string">
            <text:p>E</text:p>
          </table:table-cell>
          <table:table-cell table:formula="of:=[.D78]*[.$B$9]" office:value-type="float" office:value="5.33333333333333" calcext:value-type="float">
            <text:p>5,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table:formula="of:=[.$B$3]*[.A79]" office:value-type="float" office:value="791.607142857143" calcext:value-type="float">
            <text:p>792</text:p>
          </table:table-cell>
          <table:table-cell table:style-name="ce1" table:formula="of:=([.A79]*[.$B$3])-([.$B$4])" office:value-type="float" office:value="785.517857142857" calcext:value-type="float">
            <text:p>786</text:p>
          </table:table-cell>
          <table:table-cell table:style-name="ce1" table:formula="of:=[.A79]*[.$B$8]" office:value-type="float" office:value="3168.75" calcext:value-type="float">
            <text:p>3169</text:p>
          </table:table-cell>
          <table:table-cell office:value-type="string" calcext:value-type="string">
            <text:p>F</text:p>
          </table:table-cell>
          <table:table-cell table:formula="of:=[.D79]*[.$B$9]" office:value-type="float" office:value="5.41666666666667" calcext:value-type="float">
            <text:p>5,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table:formula="of:=[.$B$3]*[.A80]" office:value-type="float" office:value="803.785714285714" calcext:value-type="float">
            <text:p>804</text:p>
          </table:table-cell>
          <table:table-cell table:style-name="ce1" table:formula="of:=([.A80]*[.$B$3])-([.$B$4])" office:value-type="float" office:value="797.696428571429" calcext:value-type="float">
            <text:p>798</text:p>
          </table:table-cell>
          <table:table-cell table:style-name="ce1" table:formula="of:=[.A80]*[.$B$8]" office:value-type="float" office:value="3217.5" calcext:value-type="float">
            <text:p>3218</text:p>
          </table:table-cell>
          <table:table-cell office:value-type="string" calcext:value-type="string">
            <text:p>F#</text:p>
          </table:table-cell>
          <table:table-cell table:formula="of:=[.D80]*[.$B$9]" office:value-type="float" office:value="5.5" calcext:value-type="float">
            <text:p>5,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table:formula="of:=[.$B$3]*[.A81]" office:value-type="float" office:value="815.964285714286" calcext:value-type="float">
            <text:p>816</text:p>
          </table:table-cell>
          <table:table-cell table:style-name="ce1" table:formula="of:=([.A81]*[.$B$3])-([.$B$4])" office:value-type="float" office:value="809.875" calcext:value-type="float">
            <text:p>810</text:p>
          </table:table-cell>
          <table:table-cell table:style-name="ce1" table:formula="of:=[.A81]*[.$B$8]" office:value-type="float" office:value="3266.25" calcext:value-type="float">
            <text:p>3266</text:p>
          </table:table-cell>
          <table:table-cell office:value-type="string" calcext:value-type="string">
            <text:p>G</text:p>
          </table:table-cell>
          <table:table-cell table:formula="of:=[.D81]*[.$B$9]" office:value-type="float" office:value="5.58333333333333" calcext:value-type="float">
            <text:p>5,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table:formula="of:=[.$B$3]*[.A82]" office:value-type="float" office:value="828.142857142857" calcext:value-type="float">
            <text:p>828</text:p>
          </table:table-cell>
          <table:table-cell table:style-name="ce1" table:formula="of:=([.A82]*[.$B$3])-([.$B$4])" office:value-type="float" office:value="822.053571428572" calcext:value-type="float">
            <text:p>822</text:p>
          </table:table-cell>
          <table:table-cell table:style-name="ce1" table:formula="of:=[.A82]*[.$B$8]" office:value-type="float" office:value="3315" calcext:value-type="float">
            <text:p>3315</text:p>
          </table:table-cell>
          <table:table-cell office:value-type="string" calcext:value-type="string">
            <text:p>G#</text:p>
          </table:table-cell>
          <table:table-cell table:formula="of:=[.D82]*[.$B$9]" office:value-type="float" office:value="5.66666666666667" calcext:value-type="float">
            <text:p>5,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table:formula="of:=[.$B$3]*[.A83]" office:value-type="float" office:value="840.321428571429" calcext:value-type="float">
            <text:p>840</text:p>
          </table:table-cell>
          <table:table-cell table:style-name="ce1" table:formula="of:=([.A83]*[.$B$3])-([.$B$4])" office:value-type="float" office:value="834.232142857143" calcext:value-type="float">
            <text:p>834</text:p>
          </table:table-cell>
          <table:table-cell table:style-name="ce1" table:formula="of:=[.A83]*[.$B$8]" office:value-type="float" office:value="3363.75" calcext:value-type="float">
            <text:p>3364</text:p>
          </table:table-cell>
          <table:table-cell office:value-type="string" calcext:value-type="string">
            <text:p>A</text:p>
          </table:table-cell>
          <table:table-cell table:formula="of:=[.D83]*[.$B$9]"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table:formula="of:=[.$B$3]*[.A84]" office:value-type="float" office:value="852.5" calcext:value-type="float">
            <text:p>853</text:p>
          </table:table-cell>
          <table:table-cell table:style-name="ce1" table:formula="of:=([.A84]*[.$B$3])-([.$B$4])" office:value-type="float" office:value="846.410714285714" calcext:value-type="float">
            <text:p>846</text:p>
          </table:table-cell>
          <table:table-cell table:style-name="ce1" table:formula="of:=[.A84]*[.$B$8]" office:value-type="float" office:value="3412.5" calcext:value-type="float">
            <text:p>3413</text:p>
          </table:table-cell>
          <table:table-cell office:value-type="string" calcext:value-type="string">
            <text:p>A#</text:p>
          </table:table-cell>
          <table:table-cell table:formula="of:=[.D84]*[.$B$9]" office:value-type="float" office:value="5.83333333333333" calcext:value-type="float">
            <text:p>5,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table:formula="of:=[.$B$3]*[.A85]" office:value-type="float" office:value="864.678571428571" calcext:value-type="float">
            <text:p>865</text:p>
          </table:table-cell>
          <table:table-cell table:style-name="ce1" table:formula="of:=([.A85]*[.$B$3])-([.$B$4])" office:value-type="float" office:value="858.589285714286" calcext:value-type="float">
            <text:p>859</text:p>
          </table:table-cell>
          <table:table-cell table:style-name="ce1" table:formula="of:=[.A85]*[.$B$8]" office:value-type="float" office:value="3461.25" calcext:value-type="float">
            <text:p>3461</text:p>
          </table:table-cell>
          <table:table-cell office:value-type="string" calcext:value-type="string">
            <text:p>B</text:p>
          </table:table-cell>
          <table:table-cell table:formula="of:=[.D85]*[.$B$9]" office:value-type="float" office:value="5.91666666666667" calcext:value-type="float">
            <text:p>5,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table:formula="of:=[.$B$3]*[.A86]" office:value-type="float" office:value="876.857142857143" calcext:value-type="float">
            <text:p>877</text:p>
          </table:table-cell>
          <table:table-cell table:style-name="ce1" table:formula="of:=([.A86]*[.$B$3])-([.$B$4])" office:value-type="float" office:value="870.767857142857" calcext:value-type="float">
            <text:p>871</text:p>
          </table:table-cell>
          <table:table-cell table:style-name="ce1" table:formula="of:=[.A86]*[.$B$8]" office:value-type="float" office:value="3510" calcext:value-type="float">
            <text:p>3510</text:p>
          </table:table-cell>
          <table:table-cell table:style-name="ce25" office:value-type="string" calcext:value-type="string">
            <text:p>C</text:p>
          </table:table-cell>
          <table:table-cell table:formula="of:=[.D86]*[.$B$9]" office:value-type="float" office:value="6" calcext:value-type="float">
            <text:p>6,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table:formula="of:=[.$B$3]*[.A87]" office:value-type="float" office:value="889.035714285714" calcext:value-type="float">
            <text:p>889</text:p>
          </table:table-cell>
          <table:table-cell table:style-name="ce1" table:formula="of:=([.A87]*[.$B$3])-([.$B$4])" office:value-type="float" office:value="882.946428571429" calcext:value-type="float">
            <text:p>883</text:p>
          </table:table-cell>
          <table:table-cell table:style-name="ce1" table:formula="of:=[.A87]*[.$B$8]" office:value-type="float" office:value="3558.75" calcext:value-type="float">
            <text:p>3559</text:p>
          </table:table-cell>
          <table:table-cell office:value-type="string" calcext:value-type="string">
            <text:p>C#</text:p>
          </table:table-cell>
          <table:table-cell table:formula="of:=[.D87]*[.$B$9]" office:value-type="float" office:value="6.08333333333333" calcext:value-type="float">
            <text:p>6,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table:formula="of:=[.$B$3]*[.A88]" office:value-type="float" office:value="901.214285714286" calcext:value-type="float">
            <text:p>901</text:p>
          </table:table-cell>
          <table:table-cell table:style-name="ce1" table:formula="of:=([.A88]*[.$B$3])-([.$B$4])" office:value-type="float" office:value="895.125" calcext:value-type="float">
            <text:p>895</text:p>
          </table:table-cell>
          <table:table-cell table:style-name="ce1" table:formula="of:=[.A88]*[.$B$8]" office:value-type="float" office:value="3607.5" calcext:value-type="float">
            <text:p>3608</text:p>
          </table:table-cell>
          <table:table-cell office:value-type="string" calcext:value-type="string">
            <text:p>D</text:p>
          </table:table-cell>
          <table:table-cell table:formula="of:=[.D88]*[.$B$9]" office:value-type="float" office:value="6.16666666666667" calcext:value-type="float">
            <text:p>6,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table:formula="of:=[.$B$3]*[.A89]" office:value-type="float" office:value="913.392857142857" calcext:value-type="float">
            <text:p>913</text:p>
          </table:table-cell>
          <table:table-cell table:style-name="ce1" table:formula="of:=([.A89]*[.$B$3])-([.$B$4])" office:value-type="float" office:value="907.303571428571" calcext:value-type="float">
            <text:p>907</text:p>
          </table:table-cell>
          <table:table-cell table:style-name="ce1" table:formula="of:=[.A89]*[.$B$8]" office:value-type="float" office:value="3656.25" calcext:value-type="float">
            <text:p>3656</text:p>
          </table:table-cell>
          <table:table-cell office:value-type="string" calcext:value-type="string">
            <text:p>D#</text:p>
          </table:table-cell>
          <table:table-cell table:formula="of:=[.D89]*[.$B$9]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table:formula="of:=[.$B$3]*[.A90]" office:value-type="float" office:value="925.571428571429" calcext:value-type="float">
            <text:p>926</text:p>
          </table:table-cell>
          <table:table-cell table:style-name="ce1" table:formula="of:=([.A90]*[.$B$3])-([.$B$4])" office:value-type="float" office:value="919.482142857143" calcext:value-type="float">
            <text:p>919</text:p>
          </table:table-cell>
          <table:table-cell table:style-name="ce1" table:formula="of:=[.A90]*[.$B$8]" office:value-type="float" office:value="3705" calcext:value-type="float">
            <text:p>3705</text:p>
          </table:table-cell>
          <table:table-cell office:value-type="string" calcext:value-type="string">
            <text:p>E</text:p>
          </table:table-cell>
          <table:table-cell table:formula="of:=[.D90]*[.$B$9]" office:value-type="float" office:value="6.33333333333333" calcext:value-type="float">
            <text:p>6,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table:formula="of:=[.$B$3]*[.A91]" office:value-type="float" office:value="937.75" calcext:value-type="float">
            <text:p>938</text:p>
          </table:table-cell>
          <table:table-cell table:style-name="ce1" table:formula="of:=([.A91]*[.$B$3])-([.$B$4])" office:value-type="float" office:value="931.660714285714" calcext:value-type="float">
            <text:p>932</text:p>
          </table:table-cell>
          <table:table-cell table:style-name="ce1" table:formula="of:=[.A91]*[.$B$8]" office:value-type="float" office:value="3753.75" calcext:value-type="float">
            <text:p>3754</text:p>
          </table:table-cell>
          <table:table-cell office:value-type="string" calcext:value-type="string">
            <text:p>F</text:p>
          </table:table-cell>
          <table:table-cell table:formula="of:=[.D91]*[.$B$9]" office:value-type="float" office:value="6.41666666666667" calcext:value-type="float">
            <text:p>6,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table:formula="of:=[.$B$3]*[.A92]" office:value-type="float" office:value="949.928571428571" calcext:value-type="float">
            <text:p>950</text:p>
          </table:table-cell>
          <table:table-cell table:style-name="ce1" table:formula="of:=([.A92]*[.$B$3])-([.$B$4])" office:value-type="float" office:value="943.839285714286" calcext:value-type="float">
            <text:p>944</text:p>
          </table:table-cell>
          <table:table-cell table:style-name="ce1" table:formula="of:=[.A92]*[.$B$8]" office:value-type="float" office:value="3802.5" calcext:value-type="float">
            <text:p>3803</text:p>
          </table:table-cell>
          <table:table-cell office:value-type="string" calcext:value-type="string">
            <text:p>F#</text:p>
          </table:table-cell>
          <table:table-cell table:formula="of:=[.D92]*[.$B$9]" office:value-type="float" office:value="6.5" calcext:value-type="float">
            <text:p>6,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table:formula="of:=[.$B$3]*[.A93]" office:value-type="float" office:value="962.107142857143" calcext:value-type="float">
            <text:p>962</text:p>
          </table:table-cell>
          <table:table-cell table:style-name="ce1" table:formula="of:=([.A93]*[.$B$3])-([.$B$4])" office:value-type="float" office:value="956.017857142857" calcext:value-type="float">
            <text:p>956</text:p>
          </table:table-cell>
          <table:table-cell table:style-name="ce1" table:formula="of:=[.A93]*[.$B$8]" office:value-type="float" office:value="3851.25" calcext:value-type="float">
            <text:p>3851</text:p>
          </table:table-cell>
          <table:table-cell office:value-type="string" calcext:value-type="string">
            <text:p>G</text:p>
          </table:table-cell>
          <table:table-cell table:formula="of:=[.D93]*[.$B$9]" office:value-type="float" office:value="6.58333333333333" calcext:value-type="float">
            <text:p>6,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table:formula="of:=[.$B$3]*[.A94]" office:value-type="float" office:value="974.285714285714" calcext:value-type="float">
            <text:p>974</text:p>
          </table:table-cell>
          <table:table-cell table:style-name="ce1" table:formula="of:=([.A94]*[.$B$3])-([.$B$4])" office:value-type="float" office:value="968.196428571429" calcext:value-type="float">
            <text:p>968</text:p>
          </table:table-cell>
          <table:table-cell table:style-name="ce1" table:formula="of:=[.A94]*[.$B$8]" office:value-type="float" office:value="3900" calcext:value-type="float">
            <text:p>3900</text:p>
          </table:table-cell>
          <table:table-cell office:value-type="string" calcext:value-type="string">
            <text:p>G#</text:p>
          </table:table-cell>
          <table:table-cell table:formula="of:=[.D94]*[.$B$9]" office:value-type="float" office:value="6.66666666666667" calcext:value-type="float">
            <text:p>6,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table:formula="of:=[.$B$3]*[.A95]" office:value-type="float" office:value="986.464285714286" calcext:value-type="float">
            <text:p>986</text:p>
          </table:table-cell>
          <table:table-cell table:style-name="ce1" table:formula="of:=([.A95]*[.$B$3])-([.$B$4])" office:value-type="float" office:value="980.375" calcext:value-type="float">
            <text:p>980</text:p>
          </table:table-cell>
          <table:table-cell table:style-name="ce1" table:formula="of:=[.A95]*[.$B$8]" office:value-type="float" office:value="3948.75" calcext:value-type="float">
            <text:p>3949</text:p>
          </table:table-cell>
          <table:table-cell office:value-type="string" calcext:value-type="string">
            <text:p>A</text:p>
          </table:table-cell>
          <table:table-cell table:formula="of:=[.D95]*[.$B$9]"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table:formula="of:=[.$B$3]*[.A96]" office:value-type="float" office:value="998.642857142857" calcext:value-type="float">
            <text:p>999</text:p>
          </table:table-cell>
          <table:table-cell table:style-name="ce1" table:formula="of:=([.A96]*[.$B$3])-([.$B$4])" office:value-type="float" office:value="992.553571428572" calcext:value-type="float">
            <text:p>993</text:p>
          </table:table-cell>
          <table:table-cell table:style-name="ce1" table:formula="of:=[.A96]*[.$B$8]" office:value-type="float" office:value="3997.5" calcext:value-type="float">
            <text:p>3998</text:p>
          </table:table-cell>
          <table:table-cell office:value-type="string" calcext:value-type="string">
            <text:p>A#</text:p>
          </table:table-cell>
          <table:table-cell table:formula="of:=[.D96]*[.$B$9]" office:value-type="float" office:value="6.83333333333333" calcext:value-type="float">
            <text:p>6,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table:formula="of:=[.$B$3]*[.A97]" office:value-type="float" office:value="1010.82142857143" calcext:value-type="float">
            <text:p>1011</text:p>
          </table:table-cell>
          <table:table-cell table:style-name="ce1" table:formula="of:=([.A97]*[.$B$3])-([.$B$4])" office:value-type="float" office:value="1004.73214285714" calcext:value-type="float">
            <text:p>1005</text:p>
          </table:table-cell>
          <table:table-cell table:style-name="ce1" table:formula="of:=[.A97]*[.$B$8]" office:value-type="float" office:value="4046.25" calcext:value-type="float">
            <text:p>4046</text:p>
          </table:table-cell>
          <table:table-cell office:value-type="string" calcext:value-type="string">
            <text:p>B</text:p>
          </table:table-cell>
          <table:table-cell table:formula="of:=[.D97]*[.$B$9]" office:value-type="float" office:value="6.91666666666667" calcext:value-type="float">
            <text:p>6,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table:formula="of:=[.$B$3]*[.A98]" office:value-type="float" office:value="1023" calcext:value-type="float">
            <text:p>1023</text:p>
          </table:table-cell>
          <table:table-cell table:style-name="ce1" table:formula="of:=([.A98]*[.$B$3])-([.$B$4])" office:value-type="float" office:value="1016.91071428571" calcext:value-type="float">
            <text:p>1017</text:p>
          </table:table-cell>
          <table:table-cell table:style-name="ce1" table:formula="of:=[.A98]*[.$B$8]" office:value-type="float" office:value="4095" calcext:value-type="float">
            <text:p>4095</text:p>
          </table:table-cell>
          <table:table-cell table:style-name="ce25" office:value-type="string" calcext:value-type="string">
            <text:p>C</text:p>
          </table:table-cell>
          <table:table-cell table:formula="of:=[.D98]*[.$B$9]" office:value-type="float" office:value="7" calcext:value-type="float">
            <text:p>7,00</text:p>
          </table:table-cell>
        </table:table-row>
        <table:table-row table:style-name="ro1" table:number-rows-repeated="104847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-00-0000</text:date>, <text:time style:data-style-name="N2" text:time-value="19:58:52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17:28:31.790000000</dc:date>
    <meta:editing-duration>P2DT21H39M59S</meta:editing-duration>
    <meta:editing-cycles>16</meta:editing-cycles>
    <meta:generator>LibreOffice/7.1.2.2$Windows_X86_64 LibreOffice_project/8a45595d069ef5570103caea1b71cc9d82b2aae4</meta:generator>
    <meta:document-statistic meta:table-count="2" meta:cell-count="1064" meta:object-count="0"/>
  </office:meta>
</office:document-meta>
</file>